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13in" style:use-optimal-column-width="false"/>
    </style:style>
    <style:style style:name="Table46" style:family="table">
      <style:table-properties style:width="6.693in" fo:margin-left="-0.012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Column70" style:family="table-column">
      <style:table-column-properties style:column-width="3.3458in" style:use-optimal-column-width="false"/>
    </style:style>
    <style:style style:name="TableColumn71" style:family="table-column">
      <style:table-column-properties style:column-width="3.3472in" style:use-optimal-column-width="false"/>
    </style:style>
    <style:style style:name="Table69" style:family="table">
      <style:table-properties style:width="6.693in" fo:margin-left="-0.009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145in" style:use-optimal-column-width="false"/>
    </style:style>
    <style:style style:name="TableColumn104" style:family="table-column">
      <style:table-column-properties style:column-width="5.602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256in" style:use-optimal-column-width="false"/>
    </style:style>
    <style:style style:name="TableColumn116" style:family="table-column">
      <style:table-column-properties style:column-width="5.5909in" style:use-optimal-column-width="false"/>
    </style:style>
    <style:style style:name="Table114" style:family="table">
      <style:table-properties style:width="6.6166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list-style-name="LFO1" style:family="paragraph">
      <style:text-properties fo:font-size="8pt" style:font-size-asian="8pt" style:font-size-complex="8pt"/>
    </style:style>
    <style:style style:name="P122" style:parent-style-name="TableContents" style:list-style-name="LFO1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7" style:family="table-column">
      <style:table-column-properties style:column-width="1.0361in" style:use-optimal-column-width="false"/>
    </style:style>
    <style:style style:name="TableColumn128" style:family="table-column">
      <style:table-column-properties style:column-width="5.5861in" style:use-optimal-column-width="false"/>
    </style:style>
    <style:style style:name="Table126" style:family="table">
      <style:table-properties style:width="6.6222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>
      <style:text-properties fo:font-size="8pt" style:font-size-asian="8pt" style:font-size-complex="8pt"/>
    </style:style>
    <style:style style:name="P135" style:parent-style-name="TableContents" style:list-style-name="LFO2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list-style-name="LFO2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3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3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3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list-style-name="LFO3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3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3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3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P162" style:parent-style-name="TableContents" style:list-style-name="LFO3" style:family="paragraph"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3" style:family="paragraph">
      <style:text-properties fo:font-size="8pt" style:font-size-asian="8pt" style:font-size-complex="8pt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3" style:family="paragraph"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3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list-style-name="LFO3" style:family="paragraph">
      <style:text-properties fo:font-size="8pt" style:font-size-asian="8pt" style:font-size-complex="8pt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P174" style:parent-style-name="TableContents" style:list-style-name="LFO3" style:family="paragraph">
      <style:text-properties fo:font-size="8pt" style:font-size-asian="8pt" style:font-size-complex="8pt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3" style:family="paragraph">
      <style:text-properties fo:font-size="8pt" style:font-size-asian="8pt" style:font-size-complex="8pt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list-style-name="LFO3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3" style:family="paragraph">
      <style:text-properties fo:font-size="8pt" style:font-size-asian="8pt" style:font-size-complex="8pt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3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list-style-name="LFO3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list-style-name="LFO3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P188" style:parent-style-name="TableContents" style:list-style-name="LFO3" style:family="paragraph">
      <style:text-properties fo:font-size="8pt" style:font-size-asian="8pt" style:font-size-complex="8pt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1" style:family="table-column">
      <style:table-column-properties style:column-width="3.3048in" style:use-optimal-column-width="false"/>
    </style:style>
    <style:style style:name="TableColumn202" style:family="table-column">
      <style:table-column-properties style:column-width="3.3048in" style:use-optimal-column-width="false"/>
    </style:style>
    <style:style style:name="Table200" style:family="table">
      <style:table-properties style:width="6.6097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ableContents" style:family="paragraph">
      <style:text-properties fo:font-size="8pt" style:font-size-asian="8pt" style:font-size-complex="8pt"/>
    </style:style>
    <style:style style:name="P233" style:parent-style-name="TableContents" style:list-style-name="LFO4" style:family="paragraph">
      <style:text-properties fo:font-size="8pt" style:font-size-asian="8pt" style:font-size-complex="8pt"/>
    </style:style>
    <style:style style:name="P234" style:parent-style-name="TableContents" style:list-style-name="LFO4" style:family="paragraph">
      <style:text-properties fo:font-size="8pt" style:font-size-asian="8pt" style:font-size-complex="8pt"/>
    </style:style>
    <style:style style:name="P235" style:parent-style-name="TableContents" style:list-style-name="LFO4" style:family="paragraph">
      <style:text-properties fo:font-size="8pt" style:font-size-asian="8pt" style:font-size-complex="8pt"/>
    </style:style>
    <style:style style:name="P236" style:parent-style-name="TableContents" style:list-style-name="LFO4" style:family="paragraph">
      <style:text-properties fo:font-size="8pt" style:font-size-asian="8pt" style:font-size-complex="8pt"/>
    </style:style>
    <style:style style:name="P237" style:parent-style-name="TableContents" style:list-style-name="LFO4" style:family="paragraph"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TableContents" style:list-style-name="LFO5" style:family="paragraph">
      <style:text-properties fo:font-size="8pt" style:font-size-asian="8pt" style:font-size-complex="8pt"/>
    </style:style>
    <style:style style:name="P283" style:parent-style-name="TableContents" style:list-style-name="LFO5" style:family="paragraph">
      <style:text-properties fo:font-size="8pt" style:font-size-asian="8pt" style:font-size-complex="8pt"/>
    </style:style>
    <style:style style:name="P284" style:parent-style-name="TableContents" style:list-style-name="LFO5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Fuentedepárrafopredeter." style:family="text">
      <style:text-properties fo:font-size="8pt" style:font-size-asian="8pt" style:font-size-complex="8pt"/>
    </style:style>
    <style:style style:name="T295" style:parent-style-name="Fuentedepárrafopredeter." style:family="text">
      <style:text-properties fo:font-size="8pt" style:font-size-asian="8pt" style:font-size-complex="8pt" fo:background-color="#FFFF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ableContents" style:family="paragraph">
      <style:text-properties fo:font-size="8pt" style:font-size-asian="8pt" style:font-size-complex="8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ableContents" style:family="paragraph">
      <style:text-properties fo:font-size="8pt" style:font-size-asian="8pt" style:font-size-complex="8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P3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8" style:family="table-column">
      <style:table-column-properties style:column-width="3.3048in" style:use-optimal-column-width="false"/>
    </style:style>
    <style:style style:name="TableColumn319" style:family="table-column">
      <style:table-column-properties style:column-width="3.3048in" style:use-optimal-column-width="false"/>
    </style:style>
    <style:style style:name="Table317" style:family="table">
      <style:table-properties style:width="6.6097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23" style:parent-style-name="TableContents" style:family="paragraph">
      <style:text-properties fo:font-size="8pt" style:font-size-asian="8pt" style:font-size-complex="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P3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8" style:family="table-column">
      <style:table-column-properties style:column-width="3.3048in" style:use-optimal-column-width="false"/>
    </style:style>
    <style:style style:name="TableColumn339" style:family="table-column">
      <style:table-column-properties style:column-width="3.3048in" style:use-optimal-column-width="false"/>
    </style:style>
    <style:style style:name="Table337" style:family="table">
      <style:table-properties style:width="6.6097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ableContents" style:family="paragraph"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Contents" style:family="paragraph">
      <style:text-properties fo:font-size="8pt" style:font-size-asian="8pt" style:font-size-complex="8pt"/>
    </style:style>
    <style:style style:name="P3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7" style:family="table-column">
      <style:table-column-properties style:column-width="3.3048in" style:use-optimal-column-width="false"/>
    </style:style>
    <style:style style:name="TableColumn358" style:family="table-column">
      <style:table-column-properties style:column-width="3.3048in" style:use-optimal-column-width="false"/>
    </style:style>
    <style:style style:name="Table356" style:family="table">
      <style:table-properties style:width="6.6097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ableContents" style:family="paragraph">
      <style:text-properties fo:font-size="8pt" style:font-size-asian="8pt" style:font-size-complex="8pt"/>
    </style:style>
    <style:style style:name="P3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1" style:family="table-column">
      <style:table-column-properties style:column-width="3.3048in" style:use-optimal-column-width="false"/>
    </style:style>
    <style:style style:name="TableColumn372" style:family="table-column">
      <style:table-column-properties style:column-width="3.3048in" style:use-optimal-column-width="false"/>
    </style:style>
    <style:style style:name="Table370" style:family="table">
      <style:table-properties style:width="6.6097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ableContents" style:family="paragraph">
      <style:text-properties fo:font-size="8pt" style:font-size-asian="8pt" style:font-size-complex="8pt"/>
    </style:style>
    <style:style style:name="P3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5" style:family="table-column">
      <style:table-column-properties style:column-width="3.3048in" style:use-optimal-column-width="false"/>
    </style:style>
    <style:style style:name="TableColumn386" style:family="table-column">
      <style:table-column-properties style:column-width="3.3048in" style:use-optimal-column-width="false"/>
    </style:style>
    <style:style style:name="Table384" style:family="table">
      <style:table-properties style:width="6.6097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text-properties fo:font-size="8pt" style:font-size-asian="8pt" style:font-size-complex="8pt"/>
    </style:style>
    <style:style style:name="P394" style:parent-style-name="TableContents" style:list-style-name="LFO6" style:family="paragraph">
      <style:text-properties fo:font-size="8pt" style:font-size-asian="8pt" style:font-size-complex="8pt"/>
    </style:style>
    <style:style style:name="P395" style:parent-style-name="TableContents" style:list-style-name="LFO6" style:family="paragraph">
      <style:text-properties fo:font-size="8pt" style:font-size-asian="8pt" style:font-size-complex="8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2" style:family="table-column">
      <style:table-column-properties style:column-width="3.3048in" style:use-optimal-column-width="false"/>
    </style:style>
    <style:style style:name="TableColumn403" style:family="table-column">
      <style:table-column-properties style:column-width="3.3048in" style:use-optimal-column-width="false"/>
    </style:style>
    <style:style style:name="Table401" style:family="table">
      <style:table-properties style:width="6.6097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ableContents" style:family="paragraph">
      <style:text-properties fo:font-size="8pt" style:font-size-asian="8pt" style:font-size-complex="8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ableContents" style:family="paragraph">
      <style:text-properties fo:font-size="8pt" style:font-size-asian="8pt" style:font-size-complex="8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ableContents" style:family="paragraph">
      <style:text-properties fo:font-size="8pt" style:font-size-asian="8pt" style:font-size-complex="8pt"/>
    </style:style>
    <style:style style:name="P4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1" style:family="table-column">
      <style:table-column-properties style:column-width="3.3048in" style:use-optimal-column-width="false"/>
    </style:style>
    <style:style style:name="TableColumn422" style:family="table-column">
      <style:table-column-properties style:column-width="3.3048in" style:use-optimal-column-width="false"/>
    </style:style>
    <style:style style:name="Table420" style:family="table">
      <style:table-properties style:width="6.6097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ableContents" style:family="paragraph">
      <style:text-properties fo:font-size="8pt" style:font-size-asian="8pt" style:font-size-complex="8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ableContents" style:family="paragraph">
      <style:text-properties fo:font-size="8pt" style:font-size-asian="8pt" style:font-size-complex="8pt"/>
    </style:style>
    <style:style style:name="P4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0" style:family="table-column">
      <style:table-column-properties style:column-width="3.3048in" style:use-optimal-column-width="false"/>
    </style:style>
    <style:style style:name="TableColumn441" style:family="table-column">
      <style:table-column-properties style:column-width="3.3048in" style:use-optimal-column-width="false"/>
    </style:style>
    <style:style style:name="Table439" style:family="table">
      <style:table-properties style:width="6.6097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ableContents" style:family="paragraph">
      <style:text-properties fo:font-size="8pt" style:font-size-asian="8pt" style:font-size-complex="8pt"/>
    </style:style>
    <style:style style:name="P4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4" style:family="table-column">
      <style:table-column-properties style:column-width="3.3048in" style:use-optimal-column-width="false"/>
    </style:style>
    <style:style style:name="TableColumn455" style:family="table-column">
      <style:table-column-properties style:column-width="3.3048in" style:use-optimal-column-width="false"/>
    </style:style>
    <style:style style:name="Table453" style:family="table">
      <style:table-properties style:width="6.6097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ableContents" style:family="paragraph">
      <style:text-properties fo:font-size="8pt" style:font-size-asian="8pt" style:font-size-complex="8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TableContents" style:family="paragraph">
      <style:text-properties fo:font-size="8pt" style:font-size-asian="8pt" style:font-size-complex="8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P4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4" style:family="table-column">
      <style:table-column-properties style:column-width="3.3048in" style:use-optimal-column-width="false"/>
    </style:style>
    <style:style style:name="TableColumn475" style:family="table-column">
      <style:table-column-properties style:column-width="3.3048in" style:use-optimal-column-width="false"/>
    </style:style>
    <style:style style:name="Table473" style:family="table">
      <style:table-properties style:width="6.6097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TableContents" style:family="paragraph">
      <style:text-properties fo:font-size="8pt" style:font-size-asian="8pt" style:font-size-complex="8pt"/>
    </style:style>
    <style:style style:name="P4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8" style:family="table-column">
      <style:table-column-properties style:column-width="3.3048in" style:use-optimal-column-width="false"/>
    </style:style>
    <style:style style:name="TableColumn489" style:family="table-column">
      <style:table-column-properties style:column-width="3.3048in" style:use-optimal-column-width="false"/>
    </style:style>
    <style:style style:name="Table487" style:family="table">
      <style:table-properties style:width="6.6097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ableContents" style:family="paragraph">
      <style:text-properties fo:font-size="8pt" style:font-size-asian="8pt" style:font-size-complex="8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ableContents" style:family="paragraph">
      <style:text-properties fo:font-size="8pt" style:font-size-asian="8pt" style:font-size-complex="8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Contents" style:family="paragraph">
      <style:text-properties fo:font-size="8pt" style:font-size-asian="8pt" style:font-size-complex="8pt"/>
    </style:style>
    <style:style style:name="P5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7" style:family="table-column">
      <style:table-column-properties style:column-width="3.3048in" style:use-optimal-column-width="false"/>
    </style:style>
    <style:style style:name="TableColumn508" style:family="table-column">
      <style:table-column-properties style:column-width="3.3048in" style:use-optimal-column-width="false"/>
    </style:style>
    <style:style style:name="Table506" style:family="table">
      <style:table-properties style:width="6.6097in" fo:margin-left="0in" table:align="lef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ableContents" style:family="paragraph">
      <style:text-properties fo:font-size="8pt" style:font-size-asian="8pt" style:font-size-complex="8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ableContents" style:family="paragraph">
      <style:text-properties fo:font-size="8pt" style:font-size-asian="8pt" style:font-size-complex="8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ableContents" style:family="paragraph">
      <style:text-properties fo:font-size="8pt" style:font-size-asian="8pt" style:font-size-complex="8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ableContents" style:family="paragraph">
      <style:text-properties fo:font-size="8pt" style:font-size-asian="8pt" style:font-size-complex="8pt"/>
    </style:style>
    <style:style style:name="P5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2" style:family="table-column">
      <style:table-column-properties style:column-width="3.3048in" style:use-optimal-column-width="false"/>
    </style:style>
    <style:style style:name="TableColumn533" style:family="table-column">
      <style:table-column-properties style:column-width="3.3048in" style:use-optimal-column-width="false"/>
    </style:style>
    <style:style style:name="Table531" style:family="table">
      <style:table-properties style:width="6.6097in" fo:margin-left="0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ableContents" style:family="paragraph">
      <style:text-properties fo:font-size="8pt" style:font-size-asian="8pt" style:font-size-complex="8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ableContents" style:family="paragraph">
      <style:text-properties fo:font-size="8pt" style:font-size-asian="8pt" style:font-size-complex="8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ableContents" style:family="paragraph">
      <style:text-properties fo:font-size="8pt" style:font-size-asian="8pt" style:font-size-complex="8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Contents" style:family="paragraph">
      <style:text-properties fo:font-size="8pt" style:font-size-asian="8pt" style:font-size-complex="8pt"/>
    </style:style>
    <style:style style:name="P5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6" style:family="table-column">
      <style:table-column-properties style:column-width="3.3048in" style:use-optimal-column-width="false"/>
    </style:style>
    <style:style style:name="TableColumn557" style:family="table-column">
      <style:table-column-properties style:column-width="3.3048in" style:use-optimal-column-width="false"/>
    </style:style>
    <style:style style:name="Table555" style:family="table">
      <style:table-properties style:width="6.6097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ableContents" style:family="paragraph">
      <style:text-properties fo:font-size="8pt" style:font-size-asian="8pt" style:font-size-complex="8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0" style:family="table-column">
      <style:table-column-properties style:column-width="3.3048in" style:use-optimal-column-width="false"/>
    </style:style>
    <style:style style:name="TableColumn571" style:family="table-column">
      <style:table-column-properties style:column-width="3.3048in" style:use-optimal-column-width="false"/>
    </style:style>
    <style:style style:name="Table569" style:family="table">
      <style:table-properties style:width="6.6097in" fo:margin-left="0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ableContents" style:family="paragraph">
      <style:text-properties fo:font-size="8pt" style:font-size-asian="8pt" style:font-size-complex="8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ableContents" style:family="paragraph">
      <style:text-properties fo:font-size="8pt" style:font-size-asian="8pt" style:font-size-complex="8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ableContents" style:family="paragraph">
      <style:text-properties fo:font-size="8pt" style:font-size-asian="8pt" style:font-size-complex="8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ableContents" style:family="paragraph">
      <style:text-properties fo:font-size="8pt" style:font-size-asian="8pt" style:font-size-complex="8pt"/>
    </style:style>
    <style:style style:name="P5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0" style:family="table-column">
      <style:table-column-properties style:column-width="3.3048in" style:use-optimal-column-width="false"/>
    </style:style>
    <style:style style:name="TableColumn601" style:family="table-column">
      <style:table-column-properties style:column-width="3.3048in" style:use-optimal-column-width="false"/>
    </style:style>
    <style:style style:name="Table599" style:family="table">
      <style:table-properties style:width="6.6097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TableContents" style:family="paragraph">
      <style:text-properties fo:font-size="8pt" style:font-size-asian="8pt" style:font-size-complex="8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TableContents" style:family="paragraph">
      <style:text-properties fo:font-size="8pt" style:font-size-asian="8pt" style:font-size-complex="8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ableContents" style:family="paragraph">
      <style:text-properties fo:font-size="8pt" style:font-size-asian="8pt" style:font-size-complex="8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ableContents" style:family="paragraph">
      <style:text-properties fo:font-size="8pt" style:font-size-asian="8pt" style:font-size-complex="8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TableContents" style:family="paragraph">
      <style:text-properties fo:font-size="8pt" style:font-size-asian="8pt" style:font-size-complex="8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TableContents" style:family="paragraph">
      <style:text-properties fo:font-size="8pt" style:font-size-asian="8pt" style:font-size-complex="8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TableContents" style:family="paragraph">
      <style:text-properties fo:font-size="8pt" style:font-size-asian="8pt" style:font-size-complex="8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TableContents" style:family="paragraph">
      <style:text-properties fo:font-size="8pt" style:font-size-asian="8pt" style:font-size-complex="8pt"/>
    </style:style>
    <style:style style:name="P6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9" style:family="table-column">
      <style:table-column-properties style:column-width="3.3048in" style:use-optimal-column-width="false"/>
    </style:style>
    <style:style style:name="TableColumn630" style:family="table-column">
      <style:table-column-properties style:column-width="3.3048in" style:use-optimal-column-width="false"/>
    </style:style>
    <style:style style:name="Table628" style:family="table">
      <style:table-properties style:width="6.6097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TableContents" style:family="paragraph">
      <style:text-properties fo:font-size="8pt" style:font-size-asian="8pt" style:font-size-complex="8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TableContents" style:family="paragraph">
      <style:text-properties fo:font-size="8pt" style:font-size-asian="8pt" style:font-size-complex="8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TableContents" style:family="paragraph">
      <style:text-properties fo:font-size="8pt" style:font-size-asian="8pt" style:font-size-complex="8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TableContents" style:family="paragraph">
      <style:text-properties fo:font-size="8pt" style:font-size-asian="8pt" style:font-size-complex="8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TableContents" style:family="paragraph">
      <style:text-properties fo:font-size="8pt" style:font-size-asian="8pt" style:font-size-complex="8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TableContents" style:family="paragraph">
      <style:text-properties fo:font-size="8pt" style:font-size-asian="8pt" style:font-size-complex="8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TableContents" style:family="paragraph">
      <style:text-properties fo:font-size="8pt" style:font-size-asian="8pt" style:font-size-complex="8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TableContents" style:family="paragraph">
      <style:text-properties fo:font-size="8pt" style:font-size-asian="8pt" style:font-size-complex="8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TableContents" style:family="paragraph">
      <style:text-properties fo:font-size="8pt" style:font-size-asian="8pt" style:font-size-complex="8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TableContents" style:family="paragraph">
      <style:text-properties fo:font-size="8pt" style:font-size-asian="8pt" style:font-size-complex="8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TableContents" style:family="paragraph">
      <style:text-properties fo:font-size="8pt" style:font-size-asian="8pt" style:font-size-complex="8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TableContents" style:family="paragraph">
      <style:text-properties fo:font-size="8pt" style:font-size-asian="8pt" style:font-size-complex="8pt"/>
    </style:style>
    <style:style style:name="P6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68" style:family="table-column">
      <style:table-column-properties style:column-width="3.3048in" style:use-optimal-column-width="false"/>
    </style:style>
    <style:style style:name="TableColumn669" style:family="table-column">
      <style:table-column-properties style:column-width="3.3048in" style:use-optimal-column-width="false"/>
    </style:style>
    <style:style style:name="Table667" style:family="table">
      <style:table-properties style:width="6.6097in" fo:margin-left="0in" table:align="lef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TableContents" style:family="paragraph">
      <style:text-properties fo:font-size="8pt" style:font-size-asian="8pt" style:font-size-complex="8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TableContents" style:family="paragraph">
      <style:text-properties fo:font-size="8pt" style:font-size-asian="8pt" style:font-size-complex="8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TableContents" style:family="paragraph">
      <style:text-properties fo:font-size="8pt" style:font-size-asian="8pt" style:font-size-complex="8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TableContents" style:family="paragraph">
      <style:text-properties fo:font-size="8pt" style:font-size-asian="8pt" style:font-size-complex="8pt"/>
    </style:style>
    <style:style style:name="P6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7" style:family="table-column">
      <style:table-column-properties style:column-width="3.3048in" style:use-optimal-column-width="false"/>
    </style:style>
    <style:style style:name="TableColumn688" style:family="table-column">
      <style:table-column-properties style:column-width="3.3048in" style:use-optimal-column-width="false"/>
    </style:style>
    <style:style style:name="Table686" style:family="table">
      <style:table-properties style:width="6.6097in" fo:margin-left="0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TableContents" style:family="paragraph">
      <style:text-properties fo:font-size="8pt" style:font-size-asian="8pt" style:font-size-complex="8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TableContents" style:family="paragraph">
      <style:text-properties fo:font-size="8pt" style:font-size-asian="8pt" style:font-size-complex="8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TableContents" style:family="paragraph">
      <style:text-properties fo:font-size="8pt" style:font-size-asian="8pt" style:font-size-complex="8pt"/>
    </style:style>
    <style:style style:name="P7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6" style:family="table-column">
      <style:table-column-properties style:column-width="3.3048in" style:use-optimal-column-width="false"/>
    </style:style>
    <style:style style:name="TableColumn707" style:family="table-column">
      <style:table-column-properties style:column-width="3.3048in" style:use-optimal-column-width="false"/>
    </style:style>
    <style:style style:name="Table705" style:family="table">
      <style:table-properties style:width="6.6097in" fo:margin-left="0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TableContents" style:family="paragraph">
      <style:text-properties fo:font-size="8pt" style:font-size-asian="8pt" style:font-size-complex="8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TableContents" style:family="paragraph">
      <style:text-properties fo:font-size="8pt" style:font-size-asian="8pt" style:font-size-complex="8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TableContents" style:family="paragraph">
      <style:text-properties fo:font-size="8pt" style:font-size-asian="8pt" style:font-size-complex="8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ableContents" style:family="paragraph">
      <style:text-properties fo:font-size="8pt" style:font-size-asian="8pt" style:font-size-complex="8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TableContents" style:family="paragraph">
      <style:text-properties fo:font-size="8pt" style:font-size-asian="8pt" style:font-size-complex="8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TableContents" style:family="paragraph">
      <style:text-properties fo:font-size="8pt" style:font-size-asian="8pt" style:font-size-complex="8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TableContents" style:family="paragraph">
      <style:text-properties fo:font-size="8pt" style:font-size-asian="8pt" style:font-size-complex="8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TableContents" style:family="paragraph">
      <style:text-properties fo:font-size="8pt" style:font-size-asian="8pt" style:font-size-complex="8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TableContents" style:family="paragraph">
      <style:text-properties fo:font-size="8pt" style:font-size-asian="8pt" style:font-size-complex="8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TableContents" style:family="paragraph">
      <style:text-properties fo:font-size="8pt" style:font-size-asian="8pt" style:font-size-complex="8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TableContents" style:family="paragraph">
      <style:text-properties fo:font-size="8pt" style:font-size-asian="8pt" style:font-size-complex="8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TableContents" style:family="paragraph">
      <style:text-properties fo:font-size="8pt" style:font-size-asian="8pt" style:font-size-complex="8pt"/>
    </style:style>
    <style:style style:name="P7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45" style:family="table-column">
      <style:table-column-properties style:column-width="3.3048in" style:use-optimal-column-width="false"/>
    </style:style>
    <style:style style:name="TableColumn746" style:family="table-column">
      <style:table-column-properties style:column-width="3.3048in" style:use-optimal-column-width="false"/>
    </style:style>
    <style:style style:name="Table744" style:family="table">
      <style:table-properties style:width="6.6097in" fo:margin-left="0in" table:align="lef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TableContents" style:family="paragraph">
      <style:text-properties fo:font-size="8pt" style:font-size-asian="8pt" style:font-size-complex="8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TableContents" style:family="paragraph">
      <style:text-properties fo:font-size="8pt" style:font-size-asian="8pt" style:font-size-complex="8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TableContents" style:family="paragraph">
      <style:text-properties fo:font-size="8pt" style:font-size-asian="8pt" style:font-size-complex="8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TableContents" style:family="paragraph">
      <style:text-properties fo:font-size="8pt" style:font-size-asian="8pt" style:font-size-complex="8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TableContents" style:family="paragraph">
      <style:text-properties fo:font-size="8pt" style:font-size-asian="8pt" style:font-size-complex="8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TableContents" style:family="paragraph">
      <style:text-properties fo:font-size="8pt" style:font-size-asian="8pt" style:font-size-complex="8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TableContents" style:family="paragraph">
      <style:text-properties fo:font-size="8pt" style:font-size-asian="8pt" style:font-size-complex="8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TableContents" style:family="paragraph">
      <style:text-properties fo:font-size="8pt" style:font-size-asian="8pt" style:font-size-complex="8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TableContents" style:family="paragraph">
      <style:text-properties fo:font-size="8pt" style:font-size-asian="8pt" style:font-size-complex="8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TableContents" style:family="paragraph">
      <style:text-properties fo:font-size="8pt" style:font-size-asian="8pt" style:font-size-complex="8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TableContents" style:family="paragraph">
      <style:text-properties fo:font-size="8pt" style:font-size-asian="8pt" style:font-size-complex="8pt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TableContents" style:family="paragraph">
      <style:text-properties fo:font-size="8pt" style:font-size-asian="8pt" style:font-size-complex="8pt"/>
    </style:style>
    <style:style style:name="P7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84" style:family="table-column">
      <style:table-column-properties style:column-width="3.3048in" style:use-optimal-column-width="false"/>
    </style:style>
    <style:style style:name="TableColumn785" style:family="table-column">
      <style:table-column-properties style:column-width="3.3048in" style:use-optimal-column-width="false"/>
    </style:style>
    <style:style style:name="Table783" style:family="table">
      <style:table-properties style:width="6.6097in" fo:margin-left="0in" table:align="lef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TableContents" style:family="paragraph">
      <style:text-properties fo:font-size="8pt" style:font-size-asian="8pt" style:font-size-complex="8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TableContents" style:family="paragraph">
      <style:text-properties fo:font-size="8pt" style:font-size-asian="8pt" style:font-size-complex="8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TableContents" style:family="paragraph">
      <style:text-properties fo:font-size="8pt" style:font-size-asian="8pt" style:font-size-complex="8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TableContents" style:family="paragraph">
      <style:text-properties fo:font-size="8pt" style:font-size-asian="8pt" style:font-size-complex="8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TableContents" style:family="paragraph">
      <style:text-properties fo:font-size="8pt" style:font-size-asian="8pt" style:font-size-complex="8pt"/>
    </style:style>
    <style:style style:name="P8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9" style:family="table-column">
      <style:table-column-properties style:column-width="3.3048in" style:use-optimal-column-width="false"/>
    </style:style>
    <style:style style:name="TableColumn810" style:family="table-column">
      <style:table-column-properties style:column-width="3.3048in" style:use-optimal-column-width="false"/>
    </style:style>
    <style:style style:name="Table808" style:family="table">
      <style:table-properties style:width="6.6097in" fo:margin-left="0in" table:align="lef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TableContents" style:family="paragraph">
      <style:text-properties fo:font-size="8pt" style:font-size-asian="8pt" style:font-size-complex="8pt"/>
    </style:style>
    <style:style style:name="P8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23" style:family="table-column">
      <style:table-column-properties style:column-width="3.3048in" style:use-optimal-column-width="false"/>
    </style:style>
    <style:style style:name="TableColumn824" style:family="table-column">
      <style:table-column-properties style:column-width="3.3048in" style:use-optimal-column-width="false"/>
    </style:style>
    <style:style style:name="Table822" style:family="table">
      <style:table-properties style:width="6.6097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TableContents" style:family="paragraph">
      <style:text-properties fo:font-size="8pt" style:font-size-asian="8pt" style:font-size-complex="8pt"/>
    </style:style>
    <style:style style:name="P8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7" style:family="table-column">
      <style:table-column-properties style:column-width="3.3048in" style:use-optimal-column-width="false"/>
    </style:style>
    <style:style style:name="TableColumn838" style:family="table-column">
      <style:table-column-properties style:column-width="3.3048in" style:use-optimal-column-width="false"/>
    </style:style>
    <style:style style:name="Table836" style:family="table">
      <style:table-properties style:width="6.6097in" fo:margin-left="0in" table:align="lef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TableContents" style:family="paragraph">
      <style:text-properties fo:font-size="8pt" style:font-size-asian="8pt" style:font-size-complex="8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TableContents" style:family="paragraph">
      <style:text-properties fo:font-size="8pt" style:font-size-asian="8pt" style:font-size-complex="8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TableContents" style:family="paragraph">
      <style:text-properties fo:font-size="8pt" style:font-size-asian="8pt" style:font-size-complex="8pt"/>
    </style:style>
    <style:style style:name="P8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fo:font-size="8pt" style:font-size-asian="8pt" style:font-size-complex="8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1" style:parent-style-name="Fuentedepárrafopredeter." style:family="text">
      <style:text-properties fo:font-size="8pt" style:font-size-asian="8pt" style:font-size-complex="8pt"/>
    </style:style>
    <style:style style:name="T862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fo:font-size="8pt" style:font-size-asian="8pt" style:font-size-complex="8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font-size="8pt" style:font-size-asian="8pt" style:font-size-complex="8pt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Standard" style:family="paragraph">
      <style:text-properties fo:font-size="8pt" style:font-size-asian="8pt" style:font-size-complex="8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fo:font-size="8pt" style:font-size-asian="8pt" style:font-size-complex="8pt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fo:font-size="8pt" style:font-size-asian="8pt" style:font-size-complex="8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fo:font-size="8pt" style:font-size-asian="8pt" style:font-size-complex="8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font-size="8pt" style:font-size-asian="8pt" style:font-size-complex="8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fo:font-size="8pt" style:font-size-asian="8pt" style:font-size-complex="8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889" style:parent-style-name="Normal" style:family="paragraph">
      <style:text-properties text:display="none"/>
    </style:style>
    <style:style style:name="TableColumn891" style:family="table-column">
      <style:table-column-properties style:column-width="0.5013in" style:use-optimal-column-width="false"/>
    </style:style>
    <style:style style:name="TableColumn892" style:family="table-column">
      <style:table-column-properties style:column-width="0.6263in" style:use-optimal-column-width="false"/>
    </style:style>
    <style:style style:name="TableColumn893" style:family="table-column">
      <style:table-column-properties style:column-width="1.1659in" style:use-optimal-column-width="false"/>
    </style:style>
    <style:style style:name="TableColumn894" style:family="table-column">
      <style:table-column-properties style:column-width="4.3993in" style:use-optimal-column-width="false"/>
    </style:style>
    <style:style style:name="Table890" style:family="table">
      <style:table-properties style:width="6.693in" fo:margin-left="-0.009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</style:style>
    <style:style style:name="T922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23" style:parent-style-name="Fuentedepárrafopredeter." style:family="text">
      <style:text-properties fo:font-size="8pt" style:font-size-asian="8pt" style:font-size-complex="8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</style:style>
    <style:style style:name="T93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34" style:parent-style-name="Fuentedepárrafopredeter." style:family="text">
      <style:text-properties fo:font-size="8pt" style:font-size-asian="8pt" style:font-size-complex="8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971" style:parent-style-name="Standard" style:family="paragraph">
      <style:text-properties style:font-name-asian="Liberation Serif" style:font-name-complex="Liberation Serif"/>
    </style:style>
    <style:style style:name="P972" style:parent-style-name="Standard" style:family="paragraph">
      <style:text-properties style:font-name-asian="Liberation Serif" style:font-name-complex="Liberation Serif"/>
    </style:style>
    <style:style style:name="P973" style:parent-style-name="Standard" style:family="paragraph">
      <style:text-properties style:font-name-asian="Liberation Serif" style:font-name-complex="Liberation Serif"/>
    </style:style>
    <style:style style:name="P974" style:parent-style-name="Standard" style:family="paragraph">
      <style:text-properties style:font-name-asian="Liberation Serif" style:font-name-complex="Liberation Serif"/>
    </style:style>
    <style:style style:name="P975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inorista (UC-0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emitir un comprobante de pago (ticket) de una<text:s/>venta minorista.</text:p>
          </table:table-cell>
        </table:table-row>
        <table:table-row table:style-name="TableRow41">
          <table:table-cell table:style-name="TableCell42">
            <text:p text:style-name="P43">RF-06</text:p>
          </table:table-cell>
          <table:table-cell table:style-name="TableCell44">
            <text:p text:style-name="P45">El sistema permitirá realizar descuentos a la lista de precio para una venta minorista.</text:p>
          </table:table-cell>
        </table:table-row>
      </table:table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so de Uso:</text:p>
          </table:table-cell>
          <table:table-cell table:style-name="TableCell52">
            <text:p text:style-name="P53">Procesar venta minorista (UC-02)</text:p>
          </table:table-cell>
        </table:table-row>
        <table:table-row table:style-name="TableRow54">
          <table:table-cell table:style-name="TableCell55">
            <text:p text:style-name="P56">Actores:</text:p>
          </table:table-cell>
          <table:table-cell table:style-name="TableCell57">
            <text:p text:style-name="P58">Cajero, Cliente Minorista</text:p>
          </table:table-cell>
        </table:table-row>
        <table:table-row table:style-name="TableRow59">
          <table:table-cell table:style-name="TableCell60">
            <text:p text:style-name="P61">Tipo:</text:p>
          </table:table-cell>
          <table:table-cell table:style-name="TableCell62">
            <text:p text:style-name="P63">Esencial</text:p>
          </table:table-cell>
        </table:table-row>
        <table:table-row table:style-name="TableRow64">
          <table:table-cell table:style-name="TableCell65">
            <text:p text:style-name="P66">Descripción:</text:p>
          </table:table-cell>
          <table:table-cell table:style-name="TableCell67">
            <text:p text:style-name="P68">Realiza la venta minorista<text:s/>de artículos a Clientes Min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soft-page-break/>
            <text:p text:style-name="P74">Nivel de Caso de uso: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Paquete: Modelo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Nombre del Caso de Uso: Procesar venta minorista (UC-02)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rioridad:</text:p>
          </table:table-cell>
          <table:covered-table-cell/>
        </table:table-row>
        <table:table-row table:style-name="TableRow84">
          <table:table-cell table:style-name="TableCell85">
            <text:p text:style-name="P86">Categoría:</text:p>
          </table:table-cell>
          <table:table-cell table:style-name="TableCell87">
            <text:p text:style-name="P88">Significativo para la Arquitectura: Si</text:p>
          </table:table-cell>
        </table:table-row>
        <table:table-row table:style-name="TableRow89">
          <table:table-cell table:style-name="TableCell90" table:number-columns-spanned="2">
            <text:p text:style-name="P91">Complejidad: Media</text:p>
          </table:table-cell>
          <table:covered-table-cell/>
        </table:table-row>
        <table:table-row table:style-name="TableRow92">
          <table:table-cell table:style-name="TableCell93">
            <text:p text:style-name="P94">Actor Principal: Cajero</text:p>
          </table:table-cell>
          <table:table-cell table:style-name="TableCell95">
            <text:p text:style-name="P96">Actor Secundario: Cliente Minorista</text:p>
          </table:table-cell>
        </table:table-row>
        <table:table-row table:style-name="TableRow97">
          <table:table-cell table:style-name="TableCell98" table:number-columns-spanned="2">
            <text:p text:style-name="P99">Tipo de Caso de Uso:</text:p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Objetivos:</text:p>
                </table:table-cell>
                <table:table-cell table:style-name="TableCell108">
                  <text:p text:style-name="P109">UC: Registrar la venta minorista de artículos a un Cliente minorista</text:p>
                  <text:p text:style-name="P110">Cajero: Quiere entradas precisas, rápidas y sin errores de pago</text:p>
                  <text:p text:style-name="P111">Cliente Minorista: Quiere<text:s/>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recondición:</text:p>
                </table:table-cell>
                <table:table-cell table:style-name="TableCell120">
                  <text:list text:style-name="LFO1" text:continue-numbering="true">
                    <text:list-item>
                      <text:p text:style-name="P121">El Cajero se identifica y autentica en Caja.</text:p>
                    </text:list-item>
                    <text:list-item>
                      <text:p text:style-name="P122">Deben existir artículos en stock para realizar la venta minorista.</text:p>
                    </text:list-item>
                  </text:list>
                </table:table-cell>
              </table:table-row>
            </table:table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2">
            <table:table table:style-name="Table126">
              <table:table-columns>
                <table:table-column table:style-name="TableColumn127"/>
                <table:table-column table:style-name="TableColumn128"/>
              </table:table-columns>
              <table:table-row table:style-name="TableRow129">
                <table:table-cell table:style-name="TableCell130">
                  <text:p text:style-name="P131">Pos condición:</text:p>
                </table:table-cell>
                <table:table-cell table:style-name="TableCell132">
                  <text:p text:style-name="P133">Éxito: Flujo Normal</text:p>
                  <text:list text:style-name="LFO2" text:continue-numbering="true">
                    <text:list-item>
                      <text:p text:style-name="P134">Se registra la venta minorista.</text:p>
                    </text:list-item>
                    <text:list-item>
                      <text:p text:style-name="P135">Se calcula el impuesto de manera<text:s/>correcta.</text:p>
                    </text:list-item>
                    <text:list-item>
                      <text:p text:style-name="P136">Se actualiza la contabilidad.</text:p>
                    </text:list-item>
                    <text:list-item>
                      <text:p text:style-name="P137">Se actualiza el inventario minorista.</text:p>
                    </text:list-item>
                    <text:list-item>
                      <text:p text:style-name="P138">Se genera el ticket de venta minorista.</text:p>
                    </text:list-item>
                    <text:list-item>
                      <text:p text:style-name="P139">Se registran las autorizaciones de pago.</text:p>
                    </text:list-item>
                  </text:list>
                  <text:p text:style-name="P140"/>
                  <text:p text:style-name="P141">Fracaso 1:</text:p>
                  <text:list text:style-name="LFO3" text:continue-numbering="true">
                    <text:list-item>
                      <text:p text:style-name="P142">*a En cualquier momento el sistema falla</text:p>
                    </text:list-item>
                  </text:list>
                  <text:p text:style-name="P143">Fracaso 2:</text:p>
                  <text:list text:style-name="LFO3" text:continue-numbering="true">
                    <text:list-item>
                      <text:p text:style-name="P144">*a.2 El Sistema detecta anomalías<text:s/>intentando la recuperación</text:p>
                    </text:list-item>
                  </text:list>
                  <text:p text:style-name="P145">Fracaso 3:</text:p>
                  <text:list text:style-name="LFO3" text:continue-numbering="true">
                    <text:list-item>
                      <text:p text:style-name="P146">3.a El Sistema no encuentra al cliente</text:p>
                    </text:list-item>
                  </text:list>
                  <text:p text:style-name="P147">Fracaso 4:</text:p>
                  <text:list text:style-name="LFO3" text:continue-numbering="true">
                    <text:list-item>
                      <text:p text:style-name="P148">4.a Identificador no valido de articulo</text:p>
                    </text:list-item>
                  </text:list>
                  <text:p text:style-name="P149">Fracaso 5:</text:p>
                  <text:list text:style-name="LFO3" text:continue-numbering="true">
                    <text:list-item>
                      <text:p text:style-name="P150">4.b Hay muchos artículos de la misma categoría</text:p>
                    </text:list-item>
                  </text:list>
                  <text:p text:style-name="P151">Fracaso 6:</text:p>
                  <text:list text:style-name="LFO3" text:continue-numbering="true">
                    <text:list-item>
                      <text:p text:style-name="P152">4-5.a El Cliente Minorista le pide al Cajero que elimine un artículo de la compra.</text:p>
                    </text:list-item>
                  </text:list>
                  <text:p text:style-name="P153">Fracaso 7:</text:p>
                  <text:list text:style-name="LFO3" text:continue-numbering="true">
                    <text:list-item>
                      <text:p text:style-name="P154">4-5.b El Cliente Minorista le pide al Cajero que cancele la Venta minorista</text:p>
                    </text:list-item>
                  </text:list>
                  <text:p text:style-name="P155">Fracaso 8:</text:p>
                  <text:list text:style-name="LFO3" text:continue-numbering="true">
                    <text:list-item>
                      <text:p text:style-name="P156">4-5.c El Cajero cancela la Venta minorista</text:p>
                    </text:list-item>
                  </text:list>
                  <text:p text:style-name="P157">Fracaso 9:</text:p>
                  <text:list text:style-name="LFO3" text:continue-numbering="true">
                    <text:list-item>
                      <text:p text:style-name="P158">6.a El Sistema presenta un precio de un artículo que no es el deseado</text:p>
                    </text:list-item>
                  </text:list>
                  <text:p text:style-name="P159">Fracaso 10:</text:p>
                  <text:list text:style-name="LFO3" text:continue-numbering="true">
                    <text:list-item>
                      <text:p text:style-name="P160">6.a.1 El Sistema encuentra un fallo para el cálculo de impuestos</text:p>
                    </text:list-item>
                  </text:list>
                  <text:p text:style-name="P161">Fracaso 11:</text:p>
                  <text:list text:style-name="LFO3" text:continue-numbering="true">
                    <text:list-item>
                      <text:p text:style-name="P162">6.a.1.2.a El Sistema detecta que el sistema no se reinicia</text:p>
                    </text:list-item>
                  </text:list>
                  <text:p text:style-name="P163">Fracaso 12:</text:p>
                  <text:list text:style-name="LFO3" text:continue-numbering="true">
                    <text:list-item>
                      <text:p text:style-name="P164">6.b El Cliente Minorista dice que le son aplicables descuentos</text:p>
                    </text:list-item>
                  </text:list>
                  <text:p text:style-name="P165">Fracaso 13:</text:p>
                  <text:list text:style-name="LFO3" text:continue-numbering="true">
                    <text:list-item>
                      <text:p text:style-name="P166">6.c El Cliente Minorista dice<text:s/>que tiene crédito en su cuenta, para aplicar a la Venta minorista</text:p>
                    </text:list-item>
                  </text:list>
                  <text:p text:style-name="P167">Fracaso 14:</text:p>
                  <text:list text:style-name="LFO3" text:continue-numbering="true">
                    <text:list-item>
                      <text:p text:style-name="P168">7.a El Cliente Minorista dice que su intención era pagar en efectivo pero que no tiene suficiente</text:p>
                    </text:list-item>
                  </text:list>
                  <text:p text:style-name="P169">Fracaso 15:</text:p>
                  <text:list text:style-name="LFO3" text:continue-numbering="true">
                    <text:list-item>
                      <text:p text:style-name="P170">7.a.1.a El Cliente Minorista dice que su intención era pagar en efectivo pero que no tiene suficiente</text:p>
                    </text:list-item>
                  </text:list>
                  <text:p text:style-name="P171">Fracaso 16:</text:p>
                  <text:list text:style-name="LFO3" text:continue-numbering="true">
                    <text:list-item>
                      <text:p text:style-name="P172">8.a Pago en efectivo</text:p>
                    </text:list-item>
                  </text:list>
                  <text:p text:style-name="P173">Fracaso 17:</text:p>
                  <text:list text:style-name="LFO3" text:continue-numbering="true">
                    <text:list-item>
                      <text:p text:style-name="P174">8.b Pago a Crédito</text:p>
                    </text:list-item>
                  </text:list>
                  <text:p text:style-name="P175">Fracaso 18:</text:p>
                  <text:list text:style-name="LFO3" text:continue-numbering="true">
                    <text:list-item>
                      <text:p text:style-name="P176">8.b.2.a El Sistema detecta un fallo en la colaboración con el sistema externo</text:p>
                    </text:list-item>
                  </text:list>
                  <text:p text:style-name="P177">Fracaso 19:</text:p>
                  <text:list text:style-name="LFO3" text:continue-numbering="true">
                    <text:list-item>
                      <text:p text:style-name="P178">8.b.3.a El Sistema recibe la denegación del pago</text:p>
                    </text:list-item>
                  </text:list>
                  <text:p text:style-name="P179">Fracaso<text:s/>20:</text:p>
                  <text:list text:style-name="LFO3" text:continue-numbering="true">
                    <text:list-item>
                      <text:p text:style-name="P180">8.c Pago con Cheque</text:p>
                    </text:list-item>
                  </text:list>
                  <text:p text:style-name="P181">Fracaso 21:</text:p>
                  <text:list text:style-name="LFO3" text:continue-numbering="true">
                    <text:list-item>
                      <text:p text:style-name="P182">8.d Pago a Cuenta</text:p>
                    </text:list-item>
                  </text:list>
                  <text:p text:style-name="P183">Fracaso 22:</text:p>
                  <text:list text:style-name="LFO3" text:continue-numbering="true">
                    <text:list-item>
                      <text:p text:style-name="P184">8.e El Cliente Minorista presenta cupones</text:p>
                    </text:list-item>
                  </text:list>
                  <text:p text:style-name="P185">Fracaso 23:</text:p>
                  <text:list text:style-name="LFO3" text:continue-numbering="true">
                    <text:list-item>
                      <text:p text:style-name="P186">8.e.1.a El Cupón introducido no es válido para ninguno de los artículos comprados</text:p>
                    </text:list-item>
                  </text:list>
                  <text:p text:style-name="P187">Fracaso 24:</text:p>
                  <text:list text:style-name="LFO3" text:continue-numbering="true">
                    <text:list-item>
                      <text:p text:style-name="P188">10.a Hay rebajas en los artículos</text:p>
                    </text:list-item>
                  </text:list>
                  <text:soft-page-break/>
                  <text:p text:style-name="P189">Fracaso<text:s/>25:</text:p>
                  <text:p text:style-name="P190">10.b El Cliente Minorista solicita un vale de regalo (sin precio visible)</text:p>
                </table:table-cell>
              </table:table-row>
            </table:table>
            <text:p text:style-name="P191"/>
          </table:table-cell>
          <table:covered-table-cell/>
        </table:table-row>
        <table:table-row table:style-name="TableRow192">
          <table:table-cell table:style-name="TableCell193" table:number-columns-spanned="2">
            <text:p text:style-name="P194"/>
          </table:table-cell>
          <table:covered-table-cell/>
        </table:table-row>
        <table:table-row table:style-name="TableRow195">
          <table:table-cell table:style-name="TableCell196" table:number-columns-spanned="2">
            <text:p text:style-name="P197">Flujo Normal</text:p>
          </table:table-cell>
          <table:covered-table-cell/>
        </table:table-row>
        <table:table-row table:style-name="TableRow198">
          <table:table-cell table:style-name="TableCell199" table:number-columns-spanned="2">
            <table:table table:style-name="Table200">
              <table:table-columns>
                <table:table-column table:style-name="TableColumn201"/>
                <table:table-column table:style-name="TableColumn202"/>
              </table:table-columns>
              <table:table-row table:style-name="TableRow203">
                <table:table-cell table:style-name="TableCell204">
                  <text:p text:style-name="P205">Actor</text:p>
                </table:table-cell>
                <table:table-cell table:style-name="TableCell206">
                  <text:p text:style-name="P207">Sistema</text:p>
                </table:table-cell>
              </table:table-row>
              <table:table-row table:style-name="TableRow208">
                <table:table-cell table:style-name="TableCell209">
                  <text:p text:style-name="P210">1. El Cliente Minorista llega a un punto de venta minorista con artículos que comprar</text:p>
                </table:table-cell>
                <table:table-cell table:style-name="TableCell211">
                  <text:p text:style-name="P212"/>
                </table:table-cell>
              </table:table-row>
              <table:table-row table:style-name="TableRow213">
                <table:table-cell table:style-name="TableCell214">
                  <text:p text:style-name="P215">2. El Cajero comienza con una nueva venta minorista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3. El Sistema verifica al Cliente Minorista</text:p>
                </table:table-cell>
              </table:table-row>
              <table:table-row table:style-name="TableRow223">
                <table:table-cell table:style-name="TableCell224">
                  <text:p text:style-name="P225">4. El Cajero introduce el identificador del articulo</text:p>
                </table:table-cell>
                <table:table-cell table:style-name="TableCell226">
                  <text:p text:style-name="P227"/>
                </table:table-cell>
              </table:table-row>
              <table:table-row table:style-name="TableRow228">
                <table:table-cell table:style-name="TableCell229">
                  <text:p text:style-name="P230"/>
                </table:table-cell>
                <table:table-cell table:style-name="TableCell231">
                  <text:p text:style-name="P232">5. El Sistema registra la línea de venta minorista y presenta:</text:p>
                  <text:list text:style-name="LFO4" text:continue-numbering="true">
                    <text:list-item>
                      <text:p text:style-name="P233">Fecha actual</text:p>
                    </text:list-item>
                    <text:list-item>
                      <text:p text:style-name="P234">Hora actual</text:p>
                    </text:list-item>
                    <text:list-item>
                      <text:p text:style-name="P235">Descripción del articulo</text:p>
                    </text:list-item>
                    <text:list-item>
                      <text:p text:style-name="P236">Precio (se calcula a partir de un conjunto<text:s/>de reglas de precio y descuento del articulo)</text:p>
                    </text:list-item>
                    <text:list-item>
                      <text:p text:style-name="P237">Suma parcial</text:p>
                    </text:list-item>
                  </text:list>
                </table:table-cell>
              </table:table-row>
              <table:table-row table:style-name="TableRow238">
                <table:table-cell table:style-name="TableCell239" table:number-columns-spanned="2">
                  <text:p text:style-name="P240">El Cajero repite los pasos 4 y 5 hasta que se indique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/>
                </table:table-cell>
                <table:table-cell table:style-name="TableCell244">
                  <text:p text:style-name="P245">6. El Sistema presenta el total con los impuestos calculados y solicita que se seleccione un tipo de pago y que se pague</text:p>
                </table:table-cell>
              </table:table-row>
              <table:table-row table:style-name="TableRow246">
                <table:table-cell table:style-name="TableCell247">
                  <text:p text:style-name="P248">7. El Cajero le<text:s/>dice al Cliente Minorista el total y pide que le pague</text:p>
                </table:table-cell>
                <table:table-cell table:style-name="TableCell249"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>8. El Cliente Minorista paga</text:p>
                </table:table-cell>
                <table:table-cell table:style-name="TableCell254">
                  <text:p text:style-name="P255"/>
                </table:table-cell>
              </table:table-row>
              <table:table-row table:style-name="TableRow256">
                <table:table-cell table:style-name="TableCell257">
                  <text:p text:style-name="P258"/>
                </table:table-cell>
                <table:table-cell table:style-name="TableCell259">
                  <text:p text:style-name="P260">9. El Sistema verifica el tipo de Pago y el Pago</text:p>
                </table:table-cell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0. El Sistema registra la venta minorista<text:s/></text:p>
                  <text:list text:style-name="LFO5" text:continue-numbering="true">
                    <text:list-item>
                      <text:p text:style-name="P266">Cliente Minorista</text:p>
                      <text:list text:continue-numbering="true">
                        <text:list-item>
                          <text:p text:style-name="P267">Numero de cliente</text:p>
                        </text:list-item>
                        <text:list-item>
                          <text:p text:style-name="P268">Nombre</text:p>
                        </text:list-item>
                        <text:list-item>
                          <text:p text:style-name="P269">Apellido</text:p>
                        </text:list-item>
                        <text:list-item>
                          <text:p text:style-name="P270">DNI</text:p>
                        </text:list-item>
                        <text:list-item>
                          <text:p text:style-name="P271">Situación<text:s/>Tributaria</text:p>
                        </text:list-item>
                        <text:list-item>
                          <text:p text:style-name="P272">Fecha de nacimiento</text:p>
                        </text:list-item>
                        <text:list-item>
                          <text:p text:style-name="P273">domicilio</text:p>
                        </text:list-item>
                      </text:list>
                    </text:list-item>
                    <text:list-item>
                      <text:p text:style-name="P274">Artículos comprados (línea de venta)</text:p>
                    </text:list-item>
                    <text:list-item>
                      <text:p text:style-name="P275">Cajero que realizo la operación<text:s/></text:p>
                    </text:list-item>
                    <text:list-item>
                      <text:p text:style-name="P276">Caja en donde se realizó la operación</text:p>
                    </text:list-item>
                  </text:list>
                </table:table-cell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11. El Sistema genera un comprobante de pago (ticket)</text:p>
                  <text:list text:style-name="LFO5" text:continue-numbering="true">
                    <text:list-item>
                      <text:p text:style-name="P282">Fecha actual</text:p>
                    </text:list-item>
                    <text:list-item>
                      <text:p text:style-name="P283">Hora actual</text:p>
                    </text:list-item>
                    <text:list-item>
                      <text:p text:style-name="P284">código de ticket</text:p>
                    </text:list-item>
                  </text:list>
                </table:table-cell>
              </table:table-row>
              <table:table-row table:style-name="TableRow285">
                <table:table-cell table:style-name="TableCell286">
                  <text:p text:style-name="P287"/>
                </table:table-cell>
                <table:table-cell table:style-name="TableCell288">
                  <text:p text:style-name="P289">12. El<text:s/>Sistema asocia el comprobante de pago (ticket) a la Venta</text:p>
                </table:table-cell>
              </table:table-row>
              <table:table-row table:style-name="TableRow290">
                <table:table-cell table:style-name="TableCell291">
                  <text:p text:style-name="P292"/>
                </table:table-cell>
                <table:table-cell table:style-name="TableCell293">
                  <text:p text:style-name="TableContents"><text:span text:style-name="T294">13. El Sistema usa el Caso de Uso “Ajustar Stock Góndola (UC-05)” con<text:s/></text:span><text:span text:style-name="T295">datos de artículos negativos</text:span></text:p>
                </table:table-cell>
              </table:table-row>
              <table:table-row table:style-name="TableRow296">
                <table:table-cell table:style-name="TableCell297">
                  <text:p text:style-name="P298"/>
                </table:table-cell>
                <table:table-cell table:style-name="TableCell299">
                  <text:p text:style-name="P300">14. El Sistema registra la venta minorista como completa</text:p>
                </table:table-cell>
              </table:table-row>
              <table:table-row table:style-name="TableRow301">
                <table:table-cell table:style-name="TableCell302">
                  <text:p text:style-name="P303"/>
                </table:table-cell>
                <table:table-cell table:style-name="TableCell304">
                  <text:p text:style-name="P305">15. El Sistema presenta el<text:s/>comprobante de pago (ticket)</text:p>
                </table:table-cell>
              </table:table-row>
              <table:table-row table:style-name="TableRow306">
                <table:table-cell table:style-name="TableCell307">
                  <text:p text:style-name="P308">16. El Cliente Minorista se va con el comprobante de pago (ticket) y los artículos<text:s/></text:p>
                </table:table-cell>
                <table:table-cell table:style-name="TableCell309">
                  <text:p text:style-name="P310"/>
                </table:table-cell>
              </table:table-row>
            </table:table>
            <text:p text:style-name="P311"/>
          </table:table-cell>
          <table:covered-table-cell/>
        </table:table-row>
        <table:table-row table:style-name="TableRow312">
          <table:table-cell table:style-name="TableCell313" table:number-columns-spanned="2">
            <text:p text:style-name="P314">Flujos Alternativos</text:p>
          </table:table-cell>
          <table:covered-table-cell/>
        </table:table-row>
        <table:table-row table:style-name="TableRow315">
          <table:table-cell table:style-name="TableCell316" table:number-columns-spanned="2">
            <table:table table:style-name="Table317">
              <table:table-columns>
                <table:table-column table:style-name="TableColumn318"/>
                <table:table-column table:style-name="TableColumn319"/>
              </table:table-columns>
              <table:table-row table:style-name="TableRow320">
                <table:table-cell table:style-name="TableCell321" table:number-columns-spanned="2">
                  <text:p text:style-name="P322">*a En cualquier momento el sistema falla:</text:p>
                  <text:p text:style-name="P323">Para dar soporte a la recuperación y registro correcto, asegurar los<text:s/>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24">
                <table:table-cell table:style-name="TableCell325">
                  <text:p text:style-name="P326">1. El Cajero reinicia el Sistema, inicia sesión, y solicita la recuperación al estado anterior</text:p>
                </table:table-cell>
                <table:table-cell table:style-name="TableCell327">
                  <text:p text:style-name="P328"/>
                </table:table-cell>
              </table:table-row>
              <table:table-row table:style-name="TableRow329">
                <table:table-cell table:style-name="TableCell330">
                  <text:p text:style-name="P331"/>
                </table:table-cell>
                <table:table-cell table:style-name="TableCell332">
                  <text:p text:style-name="P333">2. El Sistema reconstituye el estado anterior</text:p>
                </table:table-cell>
              </table:table-row>
            </table:table>
            <text:p text:style-name="P334"/>
          </table:table-cell>
          <table:covered-table-cell/>
        </table:table-row>
        <table:table-row table:style-name="TableRow335">
          <table:table-cell table:style-name="TableCell336" table:number-columns-spanned="2">
            <table:table table:style-name="Table337">
              <table:table-columns>
                <table:table-column table:style-name="TableColumn338"/>
                <table:table-column table:style-name="TableColumn339"/>
              </table:table-columns>
              <table:table-row table:style-name="TableRow340">
                <table:table-cell table:style-name="TableCell341" table:number-columns-spanned="2">
                  <text:p text:style-name="P342">*a.2 El Sistema detecta anomalías intentando la recuperación</text:p>
                </table:table-cell>
                <table:covered-table-cell/>
              </table:table-row>
              <table:table-row table:style-name="TableRow343">
                <table:table-cell table:style-name="TableCell344">
                  <text:p text:style-name="P345"/>
                </table:table-cell>
                <table:table-cell table:style-name="TableCell346">
                  <text:p text:style-name="P347">1. El Sistema informa del error al Cajero, registra el error, y pasa a un estado limpio</text:p>
                </table:table-cell>
              </table:table-row>
              <table:table-row table:style-name="TableRow348">
                <table:table-cell table:style-name="TableCell349">
                  <text:p text:style-name="P350"/>
                </table:table-cell>
                <table:table-cell table:style-name="TableCell351">
                  <text:p text:style-name="P352">2. El Cajero comienza un nueva venta minorista</text:p>
                </table:table-cell>
              </table:table-row>
            </table:table>
            <text:p text:style-name="P353"/>
          </table:table-cell>
          <table:covered-table-cell/>
        </table:table-row>
        <table:table-row table:style-name="TableRow354">
          <table:table-cell table:style-name="TableCell355" table:number-columns-spanned="2">
            <table:table table:style-name="Table356">
              <table:table-columns>
                <table:table-column table:style-name="TableColumn357"/>
                <table:table-column table:style-name="TableColumn358"/>
              </table:table-columns>
              <table:table-row table:style-name="TableRow359">
                <table:table-cell table:style-name="TableCell360" table:number-columns-spanned="2">
                  <text:p text:style-name="P361">3.a El Sistema no encuentra al cliente</text:p>
                </table:table-cell>
                <table:covered-table-cell/>
              </table:table-row>
              <table:table-row table:style-name="TableRow362">
                <table:table-cell table:style-name="TableCell363">
                  <text:p text:style-name="P364"/>
                </table:table-cell>
                <table:table-cell table:style-name="TableCell365">
                  <text:p text:style-name="P366">1. El<text:s/>Sistema señala un error y cancela la venta</text:p>
                </table:table-cell>
              </table:table-row>
            </table:table>
            <text:p text:style-name="P367"/>
          </table:table-cell>
          <table:covered-table-cell/>
        </table:table-row>
        <table:table-row table:style-name="TableRow368">
          <table:table-cell table:style-name="TableCell369" table:number-columns-spanned="2">
            <table:table table:style-name="Table370">
              <table:table-columns>
                <table:table-column table:style-name="TableColumn371"/>
                <table:table-column table:style-name="TableColumn372"/>
              </table:table-columns>
              <table:table-row table:style-name="TableRow373">
                <table:table-cell table:style-name="TableCell374" table:number-columns-spanned="2">
                  <text:p text:style-name="P375">4.a Identificador no valido de articulo</text:p>
                </table:table-cell>
                <table:covered-table-cell/>
              </table:table-row>
              <table:table-row table:style-name="TableRow376">
                <table:table-cell table:style-name="TableCell377">
                  <text:p text:style-name="P378"/>
                </table:table-cell>
                <table:table-cell table:style-name="TableCell379">
                  <text:p text:style-name="P380">1. El Sistema señala el error y rechaza la entrada</text:p>
                </table:table-cell>
              </table:table-row>
            </table:table>
            <text:p text:style-name="P381"/>
          </table:table-cell>
          <table:covered-table-cell/>
        </table:table-row>
        <table:table-row table:style-name="TableRow382">
          <table:table-cell table:style-name="TableCell383" table:number-columns-spanned="2">
            <table:table table:style-name="Table384">
              <table:table-columns>
                <table:table-column table:style-name="TableColumn385"/>
                <table:table-column table:style-name="TableColumn386"/>
              </table:table-columns>
              <table:table-row table:style-name="TableRow387">
                <table:table-cell table:style-name="TableCell388" table:number-columns-spanned="2">
                  <text:p text:style-name="P389">4.b Hay muchos artículos de la misma categoría<text:s/></text:p>
                  <text:p text:style-name="P390">tener en cuenta una única identidad del artículo no es importante<text:s/>(ejemplo 5 paquetes de hamburguesas vegetales)</text:p>
                </table:table-cell>
                <table:covered-table-cell/>
              </table:table-row>
              <table:table-row table:style-name="TableRow391">
                <table:table-cell table:style-name="TableCell392">
                  <text:p text:style-name="P393">1. El Cajero introduce el<text:s/></text:p>
                  <text:list text:style-name="LFO6" text:continue-numbering="true">
                    <text:list-item>
                      <text:p text:style-name="P394">Identificador de la categoría del artículo.</text:p>
                    </text:list-item>
                    <text:list-item>
                      <text:p text:style-name="P395">Cantidad de articulo<text:s/></text:p>
                    </text:list-item>
                  </text:list>
                </table:table-cell>
                <table:table-cell table:style-name="TableCell396">
                  <text:p text:style-name="P397"/>
                </table:table-cell>
              </table:table-row>
            </table:table>
            <text:p text:style-name="P398"/>
          </table:table-cell>
          <table:covered-table-cell/>
        </table:table-row>
        <table:table-row table:style-name="TableRow399">
          <table:table-cell table:style-name="TableCell400" table:number-columns-spanned="2">
            <table:table table:style-name="Table401">
              <table:table-columns>
                <table:table-column table:style-name="TableColumn402"/>
                <table:table-column table:style-name="TableColumn403"/>
              </table:table-columns>
              <table:table-row table:style-name="TableRow404">
                <table:table-cell table:style-name="TableCell405" table:number-columns-spanned="2">
                  <text:soft-page-break/>
                  <text:p text:style-name="P406">4-5.a El Cliente Minorista le pide al Cajero que elimine un artículo de la compra.<text:s/></text:p>
                </table:table-cell>
                <table:covered-table-cell/>
              </table:table-row>
              <table:table-row table:style-name="TableRow407">
                <table:table-cell table:style-name="TableCell408">
                  <text:p text:style-name="P409">1. El Cajero introduce el<text:s/>identificador del articulo para eliminarlo de la compra</text:p>
                </table:table-cell>
                <table:table-cell table:style-name="TableCell410">
                  <text:p text:style-name="P411"/>
                </table:table-cell>
              </table:table-row>
              <table:table-row table:style-name="TableRow412">
                <table:table-cell table:style-name="TableCell413">
                  <text:p text:style-name="P414"/>
                </table:table-cell>
                <table:table-cell table:style-name="TableCell415">
                  <text:p text:style-name="P416">2. El Sistema muestra la suma parcial actualizada</text:p>
                </table:table-cell>
              </table:table-row>
            </table:table>
            <text:p text:style-name="P417"/>
          </table:table-cell>
          <table:covered-table-cell/>
        </table:table-row>
        <table:table-row table:style-name="TableRow418">
          <table:table-cell table:style-name="TableCell419" table:number-columns-spanned="2">
            <table:table table:style-name="Table420">
              <table:table-columns>
                <table:table-column table:style-name="TableColumn421"/>
                <table:table-column table:style-name="TableColumn422"/>
              </table:table-columns>
              <table:table-row table:style-name="TableRow423">
                <table:table-cell table:style-name="TableCell424" table:number-columns-spanned="2">
                  <text:p text:style-name="P425">4-5.b El Cliente Minorista le pide al Cajero que cancele la Venta minorista</text:p>
                </table:table-cell>
                <table:covered-table-cell/>
              </table:table-row>
              <table:table-row table:style-name="TableRow426">
                <table:table-cell table:style-name="TableCell427">
                  <text:p text:style-name="P428">1. El Cajero cancela la venta minorista</text:p>
                </table:table-cell>
                <table:table-cell table:style-name="TableCell429">
                  <text:p text:style-name="P430"/>
                </table:table-cell>
              </table:table-row>
              <table:table-row table:style-name="TableRow431">
                <table:table-cell table:style-name="TableCell432">
                  <text:p text:style-name="P433"/>
                </table:table-cell>
                <table:table-cell table:style-name="TableCell434">
                  <text:p text:style-name="P435">2. El Sistema cancela la<text:s/>Venta minorista</text:p>
                </table:table-cell>
              </table:table-row>
            </table:table>
            <text:p text:style-name="P436"/>
          </table:table-cell>
          <table:covered-table-cell/>
        </table:table-row>
        <table:table-row table:style-name="TableRow437">
          <table:table-cell table:style-name="TableCell438" table:number-columns-spanned="2">
            <table:table table:style-name="Table439">
              <table:table-columns>
                <table:table-column table:style-name="TableColumn440"/>
                <table:table-column table:style-name="TableColumn441"/>
              </table:table-columns>
              <table:table-row table:style-name="TableRow442">
                <table:table-cell table:style-name="TableCell443" table:number-columns-spanned="2">
                  <text:p text:style-name="P444">4-5.c El Cajero cancela la Venta minorista</text:p>
                </table:table-cell>
                <table:covered-table-cell/>
              </table:table-row>
              <table:table-row table:style-name="TableRow445">
                <table:table-cell table:style-name="TableCell446">
                  <text:p text:style-name="P447"/>
                </table:table-cell>
                <table:table-cell table:style-name="TableCell448">
                  <text:p text:style-name="P449">1. El Sistema registra la Venta minorista para que esté disponible su recuperación en cualquier terminal.<text:s/></text:p>
                </table:table-cell>
              </table:table-row>
            </table:table>
            <text:p text:style-name="P450"/>
          </table:table-cell>
          <table:covered-table-cell/>
        </table:table-row>
        <table:table-row table:style-name="TableRow451">
          <table:table-cell table:style-name="TableCell452" table:number-columns-spanned="2">
            <table:table table:style-name="Table453">
              <table:table-columns>
                <table:table-column table:style-name="TableColumn454"/>
                <table:table-column table:style-name="TableColumn455"/>
              </table:table-columns>
              <table:table-row table:style-name="TableRow456">
                <table:table-cell table:style-name="TableCell457" table:number-columns-spanned="2">
                  <text:p text:style-name="P458">6.a El Sistema presenta un precio de un artículo que no es el deseado</text:p>
                  <text:p text:style-name="P459">(Ejemplo:<text:s/>El Cliente Minorista se queja por algo y se le ofrece un precio más bajo)</text:p>
                </table:table-cell>
                <table:covered-table-cell/>
              </table:table-row>
              <table:table-row table:style-name="TableRow460">
                <table:table-cell table:style-name="TableCell461">
                  <text:p text:style-name="P462">1. El Cajero introduce el precio alternativo</text:p>
                </table:table-cell>
                <table:table-cell table:style-name="TableCell463">
                  <text:p text:style-name="P464"/>
                </table:table-cell>
              </table:table-row>
              <table:table-row table:style-name="TableRow465">
                <table:table-cell table:style-name="TableCell466">
                  <text:p text:style-name="P467"/>
                </table:table-cell>
                <table:table-cell table:style-name="TableCell468">
                  <text:p text:style-name="P469">2. El Sistema presenta el precio nuevo</text:p>
                </table:table-cell>
              </table:table-row>
            </table:table>
            <text:p text:style-name="P470"/>
          </table:table-cell>
          <table:covered-table-cell/>
        </table:table-row>
        <table:table-row table:style-name="TableRow471">
          <table:table-cell table:style-name="TableCell472" table:number-columns-spanned="2">
            <table:table table:style-name="Table473">
              <table:table-columns>
                <table:table-column table:style-name="TableColumn474"/>
                <table:table-column table:style-name="TableColumn475"/>
              </table:table-columns>
              <table:table-row table:style-name="TableRow476">
                <table:table-cell table:style-name="TableCell477" table:number-columns-spanned="2">
                  <text:p text:style-name="P478">6.a.1 El Sistema encuentra un fallo para el cálculo de impuestos</text:p>
                </table:table-cell>
                <table:covered-table-cell/>
              </table:table-row>
              <table:table-row table:style-name="TableRow479">
                <table:table-cell table:style-name="TableCell480">
                  <text:p text:style-name="P481"/>
                </table:table-cell>
                <table:table-cell table:style-name="TableCell482">
                  <text:p text:style-name="P483">1. El Sistema reinicia<text:s/>el servicio en el nodo y continua</text:p>
                </table:table-cell>
              </table:table-row>
            </table:table>
            <text:p text:style-name="P484"/>
          </table:table-cell>
          <table:covered-table-cell/>
        </table:table-row>
        <table:table-row table:style-name="TableRow485">
          <table:table-cell table:style-name="TableCell486" table:number-columns-spanned="2">
            <table:table table:style-name="Table487">
              <table:table-columns>
                <table:table-column table:style-name="TableColumn488"/>
                <table:table-column table:style-name="TableColumn489"/>
              </table:table-columns>
              <table:table-row table:style-name="TableRow490">
                <table:table-cell table:style-name="TableCell491" table:number-columns-spanned="2">
                  <text:p text:style-name="P492">6.a.1.2.a El Sistema detecta que el sistema no se reinicia</text:p>
                </table:table-cell>
                <table:covered-table-cell/>
              </table:table-row>
              <table:table-row table:style-name="TableRow493">
                <table:table-cell table:style-name="TableCell494">
                  <text:p text:style-name="P495"/>
                </table:table-cell>
                <table:table-cell table:style-name="TableCell496">
                  <text:p text:style-name="P497">1. El Sistema señala el error</text:p>
                </table:table-cell>
              </table:table-row>
              <table:table-row table:style-name="TableRow498">
                <table:table-cell table:style-name="TableCell499">
                  <text:p text:style-name="P500">2. El Cajero podría calcular e introducir manualmente el impuesto, o cancelar la Venta minorista</text:p>
                </table:table-cell>
                <table:table-cell table:style-name="TableCell501">
                  <text:p text:style-name="P502"/>
                </table:table-cell>
              </table:table-row>
            </table:table>
            <text:p text:style-name="P503"/>
          </table:table-cell>
          <table:covered-table-cell/>
        </table:table-row>
        <table:table-row table:style-name="TableRow504">
          <table:table-cell table:style-name="TableCell505" table:number-columns-spanned="2">
            <table:table table:style-name="Table506">
              <table:table-columns>
                <table:table-column table:style-name="TableColumn507"/>
                <table:table-column table:style-name="TableColumn508"/>
              </table:table-columns>
              <table:table-row table:style-name="TableRow509">
                <table:table-cell table:style-name="TableCell510" table:number-columns-spanned="2">
                  <text:p text:style-name="P511">6.b El Cliente Minorista<text:s/>dice que le son aplicables descuentos</text:p>
                  <text:p text:style-name="P512">(ejemplo: Empleado, Cliente Minorista preferente)</text:p>
                </table:table-cell>
                <table:covered-table-cell/>
              </table:table-row>
              <table:table-row table:style-name="TableRow513">
                <table:table-cell table:style-name="TableCell514">
                  <text:p text:style-name="P515">1. El Cajero señala la petición de descuento</text:p>
                </table:table-cell>
                <table:table-cell table:style-name="TableCell516">
                  <text:p text:style-name="P517"/>
                </table:table-cell>
              </table:table-row>
              <table:table-row table:style-name="TableRow518">
                <table:table-cell table:style-name="TableCell519">
                  <text:p text:style-name="P520">2. El Cajero introduce la identificación del Cliente Minorista</text:p>
                </table:table-cell>
                <table:table-cell table:style-name="TableCell521">
                  <text:p text:style-name="P522"/>
                </table:table-cell>
              </table:table-row>
              <table:table-row table:style-name="TableRow523">
                <table:table-cell table:style-name="TableCell524">
                  <text:p text:style-name="P525"/>
                </table:table-cell>
                <table:table-cell table:style-name="TableCell526">
                  <text:p text:style-name="P527">3. El Sistema presenta el descuento total, basado en<text:s/>las reglas de descuento</text:p>
                </table:table-cell>
              </table:table-row>
            </table:table>
            <text:p text:style-name="P528"/>
          </table:table-cell>
          <table:covered-table-cell/>
        </table:table-row>
        <table:table-row table:style-name="TableRow529">
          <table:table-cell table:style-name="TableCell530" table:number-columns-spanned="2">
            <table:table table:style-name="Table531">
              <table:table-columns>
                <table:table-column table:style-name="TableColumn532"/>
                <table:table-column table:style-name="TableColumn533"/>
              </table:table-columns>
              <table:table-row table:style-name="TableRow534">
                <table:table-cell table:style-name="TableCell535" table:number-columns-spanned="2">
                  <text:p text:style-name="P536">6.c El Cliente Minorista dice que tiene crédito en su cuenta, para aplicar a la Venta minorista</text:p>
                </table:table-cell>
                <table:covered-table-cell/>
              </table:table-row>
              <table:table-row table:style-name="TableRow537">
                <table:table-cell table:style-name="TableCell538">
                  <text:p text:style-name="P539">1. <text:s/>El Cajero señala la petición de crédito</text:p>
                </table:table-cell>
                <table:table-cell table:style-name="TableCell540">
                  <text:p text:style-name="P541"/>
                </table:table-cell>
              </table:table-row>
              <table:table-row table:style-name="TableRow542">
                <table:table-cell table:style-name="TableCell543">
                  <text:p text:style-name="P544">2. El Cajero introduce la petición del Cliente Minorista</text:p>
                </table:table-cell>
                <table:table-cell table:style-name="TableCell545">
                  <text:p text:style-name="P546"/>
                </table:table-cell>
              </table:table-row>
              <table:table-row table:style-name="TableRow547">
                <table:table-cell table:style-name="TableCell548">
                  <text:p text:style-name="P549"/>
                </table:table-cell>
                <table:table-cell table:style-name="TableCell550">
                  <text:p text:style-name="P551">3. El Sistema aplica el<text:s/>crédito hasta que el precio <text:s/>= 0, y reduce el crédito que queda.<text:s/></text:p>
                </table:table-cell>
              </table:table-row>
            </table:table>
            <text:p text:style-name="P552"/>
          </table:table-cell>
          <table:covered-table-cell/>
        </table:table-row>
        <table:table-row table:style-name="TableRow553">
          <table:table-cell table:style-name="TableCell554" table:number-columns-spanned="2">
            <table:table table:style-name="Table555">
              <table:table-columns>
                <table:table-column table:style-name="TableColumn556"/>
                <table:table-column table:style-name="TableColumn557"/>
              </table:table-columns>
              <table:table-row table:style-name="TableRow558">
                <table:table-cell table:style-name="TableCell559" table:number-columns-spanned="2">
                  <text:p text:style-name="P560">7.a El Cliente Minorista dice que su intención era pagar en efectivo pero que no tiene suficiente<text:s/></text:p>
                </table:table-cell>
                <table:covered-table-cell/>
              </table:table-row>
              <table:table-row table:style-name="TableRow561">
                <table:table-cell table:style-name="TableCell562">
                  <text:p text:style-name="P563">1. El Cliente Minorista utiliza un pago alternativo</text:p>
                </table:table-cell>
                <table:table-cell table:style-name="TableCell564">
                  <text:p text:style-name="P565"/>
                </table:table-cell>
              </table:table-row>
            </table:table>
            <text:p text:style-name="P566"/>
          </table:table-cell>
          <table:covered-table-cell/>
        </table:table-row>
        <table:table-row table:style-name="TableRow567">
          <table:table-cell table:style-name="TableCell568" table:number-columns-spanned="2">
            <table:table table:style-name="Table569">
              <table:table-columns>
                <table:table-column table:style-name="TableColumn570"/>
                <table:table-column table:style-name="TableColumn571"/>
              </table:table-columns>
              <table:table-row table:style-name="TableRow572">
                <table:table-cell table:style-name="TableCell573" table:number-columns-spanned="2">
                  <text:p text:style-name="P574">7.a.1.a El Cliente Minorista<text:s/>dice que su intención era pagar en efectivo pero que no tiene suficiente</text:p>
                </table:table-cell>
                <table:covered-table-cell/>
              </table:table-row>
              <table:table-row table:style-name="TableRow575">
                <table:table-cell table:style-name="TableCell576">
                  <text:p text:style-name="P577">1. El Cliente Minorista le dice al Cajero que cancele la Venta minorista</text:p>
                </table:table-cell>
                <table:table-cell table:style-name="TableCell578">
                  <text:p text:style-name="P579"/>
                </table:table-cell>
              </table:table-row>
              <table:table-row table:style-name="TableRow580">
                <table:table-cell table:style-name="TableCell581">
                  <text:p text:style-name="P582">2. El Cajero cancela la Venta minorista</text:p>
                </table:table-cell>
                <table:table-cell table:style-name="TableCell583">
                  <text:p text:style-name="P584"/>
                </table:table-cell>
              </table:table-row>
              <table:table-row table:style-name="TableRow585">
                <table:table-cell table:style-name="TableCell586">
                  <text:p text:style-name="P587"/>
                </table:table-cell>
                <table:table-cell table:style-name="TableCell588">
                  <text:p text:style-name="P589">3. El Sistema cancela la Venta minorista</text:p>
                </table:table-cell>
              </table:table-row>
            </table:table>
            <text:p text:style-name="P590"/>
          </table:table-cell>
          <table:covered-table-cell/>
        </table:table-row>
        <table:table-row table:style-name="TableRow591">
          <table:table-cell table:style-name="TableCell592" table:number-columns-spanned="2">
            <text:p text:style-name="P593"/>
          </table:table-cell>
          <table:covered-table-cell/>
        </table:table-row>
        <table:table-row table:style-name="TableRow594">
          <table:table-cell table:style-name="TableCell595" table:number-columns-spanned="2">
            <text:p text:style-name="P596"/>
          </table:table-cell>
          <table:covered-table-cell/>
        </table:table-row>
        <table:table-row table:style-name="TableRow597">
          <table:table-cell table:style-name="TableCell598" table:number-columns-spanned="2">
            <table:table table:style-name="Table599">
              <table:table-columns>
                <table:table-column table:style-name="TableColumn600"/>
                <table:table-column table:style-name="TableColumn601"/>
              </table:table-columns>
              <table:table-row table:style-name="TableRow602">
                <table:table-cell table:style-name="TableCell603" table:number-columns-spanned="2">
                  <text:p text:style-name="P604">8.a Pago en<text:s/>efectivo</text:p>
                </table:table-cell>
                <table:covered-table-cell/>
              </table:table-row>
              <table:table-row table:style-name="TableRow605">
                <table:table-cell table:style-name="TableCell606">
                  <text:p text:style-name="P607">1. <text:s/>El Cajero introduce la cantidad de dinero en efectivo entregada</text:p>
                </table:table-cell>
                <table:table-cell table:style-name="TableCell608">
                  <text:p text:style-name="P609"/>
                </table:table-cell>
              </table:table-row>
              <table:table-row table:style-name="TableRow610">
                <table:table-cell table:style-name="TableCell611">
                  <text:p text:style-name="P612"/>
                </table:table-cell>
                <table:table-cell table:style-name="TableCell613">
                  <text:p text:style-name="P614">2. El Sistema muestra la cantidad de dinero a devolver y abre el cajón de caja</text:p>
                </table:table-cell>
              </table:table-row>
              <table:table-row table:style-name="TableRow615">
                <table:table-cell table:style-name="TableCell616">
                  <text:p text:style-name="P617">3. El Cajero deposita el dinero entregado y devuelve el cambio al Cliente Minorista</text:p>
                </table:table-cell>
                <table:table-cell table:style-name="TableCell618">
                  <text:p text:style-name="P619"/>
                </table:table-cell>
              </table:table-row>
              <table:table-row table:style-name="TableRow620">
                <table:table-cell table:style-name="TableCell621">
                  <text:p text:style-name="P622"/>
                </table:table-cell>
                <table:table-cell table:style-name="TableCell623">
                  <text:p text:style-name="P624">4. El<text:s/>Sistema registra el pago en efectivo</text:p>
                </table:table-cell>
              </table:table-row>
            </table:table>
            <text:p text:style-name="P625"/>
          </table:table-cell>
          <table:covered-table-cell/>
        </table:table-row>
        <table:table-row table:style-name="TableRow626">
          <table:table-cell table:style-name="TableCell627" table:number-columns-spanned="2">
            <table:table table:style-name="Table628">
              <table:table-columns>
                <table:table-column table:style-name="TableColumn629"/>
                <table:table-column table:style-name="TableColumn630"/>
              </table:table-columns>
              <table:table-row table:style-name="TableRow631">
                <table:table-cell table:style-name="TableCell632" table:number-columns-spanned="2">
                  <text:p text:style-name="P633">8.b Pago a Crédito</text:p>
                </table:table-cell>
                <table:covered-table-cell/>
              </table:table-row>
              <table:table-row table:style-name="TableRow634">
                <table:table-cell table:style-name="TableCell635">
                  <text:p text:style-name="P636">1. El Cliente Minorista introduce su información de su cuenta de crédito</text:p>
                </table:table-cell>
                <table:table-cell table:style-name="TableCell637">
                  <text:p text:style-name="P638"/>
                </table:table-cell>
              </table:table-row>
              <table:table-row table:style-name="TableRow639">
                <table:table-cell table:style-name="TableCell640">
                  <text:p text:style-name="P641"/>
                </table:table-cell>
                <table:table-cell table:style-name="TableCell642">
                  <text:p text:style-name="P643">2. El Sistema envía la petición de autorización del pago al Sistema externo de Servicio de Autorización de Pagos, y<text:s/>solicita la aprobación del pago</text:p>
                </table:table-cell>
              </table:table-row>
              <table:table-row table:style-name="TableRow644">
                <table:table-cell table:style-name="TableCell645">
                  <text:p text:style-name="P646"/>
                </table:table-cell>
                <table:table-cell table:style-name="TableCell647">
                  <text:p text:style-name="P648">3. El Sistema recibe la notificación del pago y lo notifica al Cajero</text:p>
                </table:table-cell>
              </table:table-row>
              <table:table-row table:style-name="TableRow649">
                <table:table-cell table:style-name="TableCell650">
                  <text:p text:style-name="P651"/>
                </table:table-cell>
                <table:table-cell table:style-name="TableCell652">
                  <text:p text:style-name="P653">4. El Sistema registra el pago a crédito, que incluye la aprobación del pago</text:p>
                </table:table-cell>
              </table:table-row>
              <table:table-row table:style-name="TableRow654">
                <table:table-cell table:style-name="TableCell655">
                  <text:p text:style-name="P656"/>
                </table:table-cell>
                <table:table-cell table:style-name="TableCell657">
                  <text:p text:style-name="P658">5. El Sistema presenta el mecanismo de entrada para la firma del pago a<text:s/>crédito</text:p>
                </table:table-cell>
              </table:table-row>
              <table:table-row table:style-name="TableRow659">
                <table:table-cell table:style-name="TableCell660">
                  <text:p text:style-name="P661">6. El Cajero le pide al Cliente Minorista que firme el pago a crédito, El Cliente Minorista introduce la firma</text:p>
                </table:table-cell>
                <table:table-cell table:style-name="TableCell662">
                  <text:p text:style-name="P663"/>
                </table:table-cell>
              </table:table-row>
            </table:table>
            <text:p text:style-name="P664"/>
          </table:table-cell>
          <table:covered-table-cell/>
        </table:table-row>
        <table:table-row table:style-name="TableRow665">
          <table:table-cell table:style-name="TableCell666" table:number-columns-spanned="2">
            <table:table table:style-name="Table667">
              <table:table-columns>
                <table:table-column table:style-name="TableColumn668"/>
                <table:table-column table:style-name="TableColumn669"/>
              </table:table-columns>
              <table:table-row table:style-name="TableRow670">
                <table:table-cell table:style-name="TableCell671" table:number-columns-spanned="2">
                  <text:p text:style-name="P672">8.b.2.a El Sistema detecta un fallo en la colaboración con el sistema externo</text:p>
                </table:table-cell>
                <table:covered-table-cell/>
              </table:table-row>
              <table:table-row table:style-name="TableRow673">
                <table:table-cell table:style-name="TableCell674">
                  <text:p text:style-name="P675"/>
                </table:table-cell>
                <table:table-cell table:style-name="TableCell676">
                  <text:p text:style-name="P677">1. El Sistema señala el error al Cajero</text:p>
                </table:table-cell>
              </table:table-row>
              <table:table-row table:style-name="TableRow678">
                <table:table-cell table:style-name="TableCell679">
                  <text:p text:style-name="P680">2. El<text:s/>Cajero le pide al Cliente Minorista un modo de pago alternativo</text:p>
                </table:table-cell>
                <table:table-cell table:style-name="TableCell681">
                  <text:p text:style-name="P682"/>
                </table:table-cell>
              </table:table-row>
            </table:table>
            <text:p text:style-name="P683"/>
          </table:table-cell>
          <table:covered-table-cell/>
        </table:table-row>
        <table:table-row table:style-name="TableRow684">
          <table:table-cell table:style-name="TableCell685" table:number-columns-spanned="2">
            <table:table table:style-name="Table686">
              <table:table-columns>
                <table:table-column table:style-name="TableColumn687"/>
                <table:table-column table:style-name="TableColumn688"/>
              </table:table-columns>
              <table:table-row table:style-name="TableRow689">
                <table:table-cell table:style-name="TableCell690" table:number-columns-spanned="2">
                  <text:p text:style-name="P691">8.b.3.a El Sistema recibe la denegación del pago</text:p>
                </table:table-cell>
                <table:covered-table-cell/>
              </table:table-row>
              <table:table-row table:style-name="TableRow692">
                <table:table-cell table:style-name="TableCell693">
                  <text:p text:style-name="P694"/>
                </table:table-cell>
                <table:table-cell table:style-name="TableCell695">
                  <text:p text:style-name="P696">1. El Sistema señala la denegación al Cajero</text:p>
                </table:table-cell>
              </table:table-row>
              <table:table-row table:style-name="TableRow697">
                <table:table-cell table:style-name="TableCell698">
                  <text:p text:style-name="P699">2. El Cajero pide al cliente un modo de pago alternativo</text:p>
                </table:table-cell>
                <table:table-cell table:style-name="TableCell700">
                  <text:p text:style-name="P701"/>
                </table:table-cell>
              </table:table-row>
            </table:table>
            <text:p text:style-name="P702"/>
          </table:table-cell>
          <table:covered-table-cell/>
        </table:table-row>
        <table:table-row table:style-name="TableRow703">
          <table:table-cell table:style-name="TableCell704" table:number-columns-spanned="2">
            <table:table table:style-name="Table705">
              <table:table-columns>
                <table:table-column table:style-name="TableColumn706"/>
                <table:table-column table:style-name="TableColumn707"/>
              </table:table-columns>
              <table:table-row table:style-name="TableRow708">
                <table:table-cell table:style-name="TableCell709" table:number-columns-spanned="2">
                  <text:soft-page-break/>
                  <text:p text:style-name="P710">8.c Pago con Cheque</text:p>
                </table:table-cell>
                <table:covered-table-cell/>
              </table:table-row>
              <table:table-row table:style-name="TableRow711">
                <table:table-cell table:style-name="TableCell712">
                  <text:p text:style-name="P713">1. El<text:s/>Cliente Minorista introduce su información de su cuenta de cheque</text:p>
                </table:table-cell>
                <table:table-cell table:style-name="TableCell714">
                  <text:p text:style-name="P715"/>
                </table:table-cell>
              </table:table-row>
              <table:table-row table:style-name="TableRow716">
                <table:table-cell table:style-name="TableCell717">
                  <text:p text:style-name="P718"/>
                </table:table-cell>
                <table:table-cell table:style-name="TableCell719">
                  <text:p text:style-name="P720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21">
                <table:table-cell table:style-name="TableCell722">
                  <text:p text:style-name="P723"/>
                </table:table-cell>
                <table:table-cell table:style-name="TableCell724">
                  <text:p text:style-name="P725">3. El Sistema recibe la notificación<text:s/>del pago y lo notifica al Cajero</text:p>
                </table:table-cell>
              </table:table-row>
              <table:table-row table:style-name="TableRow726">
                <table:table-cell table:style-name="TableCell727">
                  <text:p text:style-name="P728"/>
                </table:table-cell>
                <table:table-cell table:style-name="TableCell729">
                  <text:p text:style-name="P730">4. El Sistema registra el pago con cheque, que incluye la aprobación del pago</text:p>
                </table:table-cell>
              </table:table-row>
              <table:table-row table:style-name="TableRow731">
                <table:table-cell table:style-name="TableCell732">
                  <text:p text:style-name="P733"/>
                </table:table-cell>
                <table:table-cell table:style-name="TableCell734">
                  <text:p text:style-name="P735">5. El Sistema presenta el mecanismo de entrada para la firma del pago con cheque</text:p>
                </table:table-cell>
              </table:table-row>
              <table:table-row table:style-name="TableRow736">
                <table:table-cell table:style-name="TableCell737">
                  <text:p text:style-name="P738">6. El Cajero le pide al Cliente Minorista que firme el pago<text:s/>con cheque, El Cliente Minorista introduce la firma</text:p>
                </table:table-cell>
                <table:table-cell table:style-name="TableCell739">
                  <text:p text:style-name="P740"/>
                </table:table-cell>
              </table:table-row>
            </table:table>
            <text:p text:style-name="P741"/>
          </table:table-cell>
          <table:covered-table-cell/>
        </table:table-row>
        <table:table-row table:style-name="TableRow742">
          <table:table-cell table:style-name="TableCell743" table:number-columns-spanned="2">
            <table:table table:style-name="Table744">
              <table:table-columns>
                <table:table-column table:style-name="TableColumn745"/>
                <table:table-column table:style-name="TableColumn746"/>
              </table:table-columns>
              <table:table-row table:style-name="TableRow747">
                <table:table-cell table:style-name="TableCell748" table:number-columns-spanned="2">
                  <text:p text:style-name="P749">8.d Pago a Cuenta</text:p>
                </table:table-cell>
                <table:covered-table-cell/>
              </table:table-row>
              <table:table-row table:style-name="TableRow750">
                <table:table-cell table:style-name="TableCell751">
                  <text:p text:style-name="P752">1. El Cliente Minorista introduce su información de su cuenta<text:s/></text:p>
                </table:table-cell>
                <table:table-cell table:style-name="TableCell753">
                  <text:p text:style-name="P754"/>
                </table:table-cell>
              </table:table-row>
              <table:table-row table:style-name="TableRow755">
                <table:table-cell table:style-name="TableCell756">
                  <text:p text:style-name="P757"/>
                </table:table-cell>
                <table:table-cell table:style-name="TableCell758">
                  <text:p text:style-name="P759">2. El Sistema envía la petición de autorización del pago al Sistema externo de Servicio de Autorización de Pagos,<text:s/>y solicita la aprobación del pago</text:p>
                </table:table-cell>
              </table:table-row>
              <table:table-row table:style-name="TableRow760">
                <table:table-cell table:style-name="TableCell761">
                  <text:p text:style-name="P762"/>
                </table:table-cell>
                <table:table-cell table:style-name="TableCell763">
                  <text:p text:style-name="P764">3. El Sistema recibe la notificación del pago y lo notifica al Cajero</text:p>
                </table:table-cell>
              </table:table-row>
              <table:table-row table:style-name="TableRow765">
                <table:table-cell table:style-name="TableCell766">
                  <text:p text:style-name="P767"/>
                </table:table-cell>
                <table:table-cell table:style-name="TableCell768">
                  <text:p text:style-name="P769">4. El Sistema registra el pago a cuenta, que incluye la aprobación del pago</text:p>
                </table:table-cell>
              </table:table-row>
              <table:table-row table:style-name="TableRow770">
                <table:table-cell table:style-name="TableCell771">
                  <text:p text:style-name="P772"/>
                </table:table-cell>
                <table:table-cell table:style-name="TableCell773">
                  <text:p text:style-name="P774">5. El Sistema presenta el mecanismo de entrada para la firma del pago<text:s/>a cuenta</text:p>
                </table:table-cell>
              </table:table-row>
              <table:table-row table:style-name="TableRow775">
                <table:table-cell table:style-name="TableCell776">
                  <text:p text:style-name="P777">6. El Cajero le pide al Cliente Minorista que firme el pago a cuenta, El Cliente Minorista introduce la firma</text:p>
                </table:table-cell>
                <table:table-cell table:style-name="TableCell778">
                  <text:p text:style-name="P779"/>
                </table:table-cell>
              </table:table-row>
            </table:table>
            <text:p text:style-name="P780"/>
          </table:table-cell>
          <table:covered-table-cell/>
        </table:table-row>
        <table:table-row table:style-name="TableRow781">
          <table:table-cell table:style-name="TableCell782" table:number-columns-spanned="2">
            <table:table table:style-name="Table783">
              <table:table-columns>
                <table:table-column table:style-name="TableColumn784"/>
                <table:table-column table:style-name="TableColumn785"/>
              </table:table-columns>
              <table:table-row table:style-name="TableRow786">
                <table:table-cell table:style-name="TableCell787" table:number-columns-spanned="2">
                  <text:p text:style-name="P788">8.e El Cliente Minorista presenta cupones</text:p>
                  <text:p text:style-name="P789">Antes de Gestionar el pago</text:p>
                </table:table-cell>
                <table:covered-table-cell/>
              </table:table-row>
              <table:table-row table:style-name="TableRow790">
                <table:table-cell table:style-name="TableCell791">
                  <text:p text:style-name="P792">1. El Cajero recoge cada cupón e introduce el código de cada<text:s/>uno<text:s/></text:p>
                </table:table-cell>
                <table:table-cell table:style-name="TableCell793">
                  <text:p text:style-name="P794"/>
                </table:table-cell>
              </table:table-row>
              <table:table-row table:style-name="TableRow795">
                <table:table-cell table:style-name="TableCell796">
                  <text:p text:style-name="P797"/>
                </table:table-cell>
                <table:table-cell table:style-name="TableCell798">
                  <text:p text:style-name="P799">2. El Sistema reduce el pago como sea oportuno</text:p>
                </table:table-cell>
              </table:table-row>
              <table:table-row table:style-name="TableRow800">
                <table:table-cell table:style-name="TableCell801">
                  <text:p text:style-name="P802"/>
                </table:table-cell>
                <table:table-cell table:style-name="TableCell803">
                  <text:p text:style-name="P804">3. El sistema registra los cupones utilizados por razones de contabilidad</text:p>
                </table:table-cell>
              </table:table-row>
            </table:table>
            <text:p text:style-name="P805"/>
          </table:table-cell>
          <table:covered-table-cell/>
        </table:table-row>
        <table:table-row table:style-name="TableRow806">
          <table:table-cell table:style-name="TableCell807" table:number-columns-spanned="2">
            <table:table table:style-name="Table808">
              <table:table-columns>
                <table:table-column table:style-name="TableColumn809"/>
                <table:table-column table:style-name="TableColumn810"/>
              </table:table-columns>
              <table:table-row table:style-name="TableRow811">
                <table:table-cell table:style-name="TableCell812" table:number-columns-spanned="2">
                  <text:p text:style-name="P813">8.e.1.a El Cupón introducido no es válido para ninguno de los artículos comprados</text:p>
                </table:table-cell>
                <table:covered-table-cell/>
              </table:table-row>
              <table:table-row table:style-name="TableRow814">
                <table:table-cell table:style-name="TableCell815">
                  <text:p text:style-name="P816"/>
                </table:table-cell>
                <table:table-cell table:style-name="TableCell817">
                  <text:p text:style-name="P818">1. El Sistema señala error al Cajero</text:p>
                </table:table-cell>
              </table:table-row>
            </table:table>
            <text:p text:style-name="P819"/>
          </table:table-cell>
          <table:covered-table-cell/>
        </table:table-row>
        <table:table-row table:style-name="TableRow820">
          <table:table-cell table:style-name="TableCell821" table:number-columns-spanned="2">
            <table:table table:style-name="Table822">
              <table:table-columns>
                <table:table-column table:style-name="TableColumn823"/>
                <table:table-column table:style-name="TableColumn824"/>
              </table:table-columns>
              <table:table-row table:style-name="TableRow825">
                <table:table-cell table:style-name="TableCell826" table:number-columns-spanned="2">
                  <text:p text:style-name="P827">10.a Hay rebajas en los artículos</text:p>
                </table:table-cell>
                <table:covered-table-cell/>
              </table:table-row>
              <table:table-row table:style-name="TableRow828">
                <table:table-cell table:style-name="TableCell829">
                  <text:p text:style-name="P830"/>
                </table:table-cell>
                <table:table-cell table:style-name="TableCell831">
                  <text:p text:style-name="P832">1. El Sistema presenta los formularios de rebaja y los recibos de descuento para cada artículo con una rebaja</text:p>
                </table:table-cell>
              </table:table-row>
            </table:table>
            <text:p text:style-name="P833"/>
          </table:table-cell>
          <table:covered-table-cell/>
        </table:table-row>
        <table:table-row table:style-name="TableRow834">
          <table:table-cell table:style-name="TableCell835" table:number-columns-spanned="2">
            <table:table table:style-name="Table836">
              <table:table-columns>
                <table:table-column table:style-name="TableColumn837"/>
                <table:table-column table:style-name="TableColumn838"/>
              </table:table-columns>
              <table:table-row table:style-name="TableRow839">
                <table:table-cell table:style-name="TableCell840" table:number-columns-spanned="2">
                  <text:p text:style-name="P841">10.b El Cliente Minorista solicita un vale de regalo (sin precio visible)</text:p>
                </table:table-cell>
                <table:covered-table-cell/>
              </table:table-row>
              <table:table-row table:style-name="TableRow842">
                <table:table-cell table:style-name="TableCell843">
                  <text:p text:style-name="P844">1. El Cajero solicita un vale<text:s/>de regalo</text:p>
                </table:table-cell>
                <table:table-cell table:style-name="TableCell845">
                  <text:p text:style-name="P846"/>
                </table:table-cell>
              </table:table-row>
              <table:table-row table:style-name="TableRow847">
                <table:table-cell table:style-name="TableCell848">
                  <text:p text:style-name="P849"/>
                </table:table-cell>
                <table:table-cell table:style-name="TableCell850">
                  <text:p text:style-name="P851">2. El Sistema lo proporciona</text:p>
                </table:table-cell>
              </table:table-row>
            </table:table>
            <text:p text:style-name="P852"/>
          </table:table-cell>
          <table:covered-table-cell/>
        </table:table-row>
        <table:table-row table:style-name="TableRow853">
          <table:table-cell table:style-name="TableCell854" table:number-columns-spanned="2">
            <text:p text:style-name="P855"/>
          </table:table-cell>
          <table:covered-table-cell/>
        </table:table-row>
        <table:table-row table:style-name="TableRow856">
          <table:table-cell table:style-name="TableCell857" table:number-columns-spanned="2">
            <text:p text:style-name="P858">Observación: No contempla la venta minorista <text:s/>Mayorista, se analizara en un caso de uso “Procesar Venta Mayorista (UC-03)”<text:s/></text:p>
          </table:table-cell>
          <table:covered-table-cell/>
        </table:table-row>
        <table:table-row table:style-name="TableRow859">
          <table:table-cell table:style-name="TableCell860" table:number-columns-spanned="2">
            <text:p text:style-name="TableContents"><text:span text:style-name="T861">Reglas de Negocio Asociadas:<text:s/></text:span><text:span text:style-name="T862">RF-01, RF-02, RF-03, RF-04, RF-05, RF-06</text:span></text:p>
          </table:table-cell>
          <table:covered-table-cell/>
        </table:table-row>
        <table:table-row table:style-name="TableRow863">
          <table:table-cell table:style-name="TableCell864" table:number-columns-spanned="2">
            <text:p text:style-name="P865">Requerimientos no Funcionales Asociados:</text:p>
          </table:table-cell>
          <table:covered-table-cell/>
        </table:table-row>
        <table:table-row table:style-name="TableRow866">
          <table:table-cell table:style-name="TableCell867">
            <text:p text:style-name="P868">Fuente: Roberto Sueldo</text:p>
          </table:table-cell>
          <table:table-cell table:style-name="TableCell869">
            <text:p text:style-name="P870">Referencia Fuente: Trabajo Practico Integrador POO</text:p>
          </table:table-cell>
        </table:table-row>
        <table:table-row table:style-name="TableRow871">
          <table:table-cell table:style-name="TableCell872" table:number-columns-spanned="2">
            <text:p text:style-name="P873">Asociación de Extensión: Procesar Venta (UC-01)</text:p>
          </table:table-cell>
          <table:covered-table-cell/>
        </table:table-row>
        <table:table-row table:style-name="TableRow874">
          <table:table-cell table:style-name="TableCell875" table:number-columns-spanned="2">
            <text:p text:style-name="P876">Asociación de Inclusión: Ajustar Stock Góndola (UC-05)</text:p>
          </table:table-cell>
          <table:covered-table-cell/>
        </table:table-row>
        <table:table-row table:style-name="TableRow877">
          <table:table-cell table:style-name="TableCell878" table:number-columns-spanned="2">
            <text:p text:style-name="P879">Caso de Uso donde se incluye:<text:s/>Ninguno</text:p>
          </table:table-cell>
          <table:covered-table-cell/>
        </table:table-row>
        <table:table-row table:style-name="TableRow880">
          <table:table-cell table:style-name="TableCell881" table:number-columns-spanned="2">
            <text:p text:style-name="P882">Caso de Uso al que extiende: Ninguno</text:p>
          </table:table-cell>
          <table:covered-table-cell/>
        </table:table-row>
        <table:table-row table:style-name="TableRow883">
          <table:table-cell table:style-name="TableCell884" table:number-columns-spanned="2">
            <text:p text:style-name="P885">Caso de Uso de generalización: Ninguno</text:p>
          </table:table-cell>
          <table:covered-table-cell/>
        </table:table-row>
        <table:table-row table:style-name="TableRow886">
          <table:table-cell table:style-name="TableCell887" table:number-columns-spanned="2">
            <text:p text:style-name="P888">Historia de cambios</text:p>
          </table:table-cell>
          <table:covered-table-cell/>
        </table:table-row>
      </table:table>
      <text:p text:style-name="P889"/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  <table:table-column table:style-name="TableColumn894"/>
        </table:table-columns>
        <table:table-row table:style-name="TableRow895">
          <table:table-cell table:style-name="TableCell896">
            <text:p text:style-name="P897">Versión</text:p>
          </table:table-cell>
          <table:table-cell table:style-name="TableCell898">
            <text:p text:style-name="P899">Fecha</text:p>
          </table:table-cell>
          <table:table-cell table:style-name="TableCell900">
            <text:p text:style-name="P901">Autor</text:p>
          </table:table-cell>
          <table:table-cell table:style-name="TableCell902">
            <text:p text:style-name="P903">Descripción de Cambio</text:p>
          </table:table-cell>
        </table:table-row>
        <table:table-row table:style-name="TableRow904">
          <table:table-cell table:style-name="TableCell905">
            <text:p text:style-name="P906">1.0</text:p>
          </table:table-cell>
          <table:table-cell table:style-name="TableCell907">
            <text:p text:style-name="P908">11/07/2015</text:p>
          </table:table-cell>
          <table:table-cell table:style-name="TableCell909">
            <text:p text:style-name="P910">Betancur Damián Ariel</text:p>
          </table:table-cell>
          <table:table-cell table:style-name="TableCell911">
            <text:p text:style-name="P912">Inicio del caso de uso</text:p>
          </table:table-cell>
        </table:table-row>
        <table:table-row table:style-name="TableRow913">
          <table:table-cell table:style-name="TableCell914">
            <text:p text:style-name="P915">1.0</text:p>
          </table:table-cell>
          <table:table-cell table:style-name="TableCell916">
            <text:p text:style-name="P917">15/07/2015</text:p>
          </table:table-cell>
          <table:table-cell table:style-name="TableCell918">
            <text:p text:style-name="P919">Betancur Damián Ariel</text:p>
          </table:table-cell>
          <table:table-cell table:style-name="TableCell920">
            <text:p text:style-name="P921"><text:span text:style-name="T922">Extensión del Caso de Uso<text:s/></text:span><text:span text:style-name="T923">“Procesar Venta (UC-01)”</text:span></text:p>
          </table:table-cell>
        </table:table-row>
        <table:table-row table:style-name="TableRow924">
          <table:table-cell table:style-name="TableCell925">
            <text:p text:style-name="P926">1.0</text:p>
          </table:table-cell>
          <table:table-cell table:style-name="TableCell927">
            <text:p text:style-name="P928">15/07/2015</text:p>
          </table:table-cell>
          <table:table-cell table:style-name="TableCell929">
            <text:p text:style-name="P930">Betancur Damián Ariel</text:p>
          </table:table-cell>
          <table:table-cell table:style-name="TableCell931">
            <text:p text:style-name="P932"><text:span text:style-name="T933">Relación con caso de uso<text:s/></text:span><text:span text:style-name="T934">“Ajustar Stock Góndola (UC-05)”</text:span></text:p>
          </table:table-cell>
        </table:table-row>
        <table:table-row table:style-name="TableRow935">
          <table:table-cell table:style-name="TableCell936">
            <text:p text:style-name="P937">1.0</text:p>
          </table:table-cell>
          <table:table-cell table:style-name="TableCell938">
            <text:p text:style-name="P939">15/07/2015</text:p>
          </table:table-cell>
          <table:table-cell table:style-name="TableCell940">
            <text:p text:style-name="P941">Betancur Damián Ariel</text:p>
          </table:table-cell>
          <table:table-cell table:style-name="TableCell942">
            <text:p text:style-name="P943">Identificación de Requisitos Funcionales</text:p>
          </table:table-cell>
        </table:table-row>
        <table:table-row table:style-name="TableRow944">
          <table:table-cell table:style-name="TableCell945">
            <text:p text:style-name="P946">1.0</text:p>
          </table:table-cell>
          <table:table-cell table:style-name="TableCell947">
            <text:p text:style-name="P948">15/07/2015</text:p>
          </table:table-cell>
          <table:table-cell table:style-name="TableCell949">
            <text:p text:style-name="P950">Betancur Damián<text:s/>Ariel</text:p>
          </table:table-cell>
          <table:table-cell table:style-name="TableCell951">
            <text:p text:style-name="P952">Identificación de Reglas de Negocio</text:p>
          </table:table-cell>
        </table:table-row>
        <table:table-row table:style-name="TableRow953">
          <table:table-cell table:style-name="TableCell954">
            <text:p text:style-name="P955">1.0</text:p>
          </table:table-cell>
          <table:table-cell table:style-name="TableCell956">
            <text:p text:style-name="P957">00/07/2015</text:p>
          </table:table-cell>
          <table:table-cell table:style-name="TableCell958">
            <text:p text:style-name="P959">Betancur Damián Ariel</text:p>
          </table:table-cell>
          <table:table-cell table:style-name="TableCell960">
            <text:p text:style-name="P961">Diagrama de Secuencia del Sistema (DSS)</text:p>
          </table:table-cell>
        </table:table-row>
        <table:table-row table:style-name="TableRow962">
          <table:table-cell table:style-name="TableCell963">
            <text:p text:style-name="P964">1.0</text:p>
          </table:table-cell>
          <table:table-cell table:style-name="TableCell965">
            <text:p text:style-name="P966">00/07/2015</text:p>
          </table:table-cell>
          <table:table-cell table:style-name="TableCell967">
            <text:p text:style-name="P968">Betancur Damián Ariel</text:p>
          </table:table-cell>
          <table:table-cell table:style-name="TableCell969">
            <text:p text:style-name="P970">Codificación del caso de uso, asociación de requisitos y reglas del negocio</text:p>
          </table:table-cell>
        </table:table-row>
      </table:table>
      <text:p text:style-name="P971"/>
      <text:p text:style-name="P972"/>
      <text:p text:style-name="P973"/>
      <text:p text:style-name="P974"/>
      <text:p text:style-name="P9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0T17:15:00Z</dc:date>
    <meta:print-date>2014-11-21T17:11:00Z</meta:print-date>
    <meta:template xlink:href="Normal" xlink:type="simple"/>
    <meta:editing-cycles>156</meta:editing-cycles>
    <meta:editing-duration>PT58620S</meta:editing-duration>
    <meta:document-statistic meta:page-count="6" meta:paragraph-count="24" meta:word-count="1902" meta:character-count="12344" meta:row-count="87" meta:non-whitespace-character-count="10466"/>
  </office:meta>
</office:document-meta>
</file>